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Verdana, Lucida, Helvetica, Arial, sans-serif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Tabela2" style:family="table">
      <style:table-properties style:width="11.255cm" fo:margin-left="2.625cm" table:align="left"/>
    </style:style>
    <style:style style:name="Tabela2.A" style:family="table-column">
      <style:table-column-properties style:column-width="3.103cm"/>
    </style:style>
    <style:style style:name="Tabela2.B" style:family="table-column">
      <style:table-column-properties style:column-width="3.44cm"/>
    </style:style>
    <style:style style:name="Tabela2.C" style:family="table-column">
      <style:table-column-properties style:column-width="4.71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entury Schoolbook L" fo:font-size="12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Century Schoolbook L" fo:font-size="10pt" style:font-size-asian="12pt" style:font-size-complex="12pt"/>
    </style:style>
    <style:style style:name="P6" style:family="paragraph" style:parent-style-name="Akapit_20_z_20_listą">
      <style:paragraph-properties fo:margin-left="0cm" fo:margin-right="0cm" fo:margin-top="0.413cm" fo:margin-bottom="0.413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ny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hyphenation-ladder-count="no-limit" fo:text-indent="0cm" style:auto-text-indent="false" fo:background-color="transparent"/>
      <style:text-properties style:font-name="Century Schoolbook L" fo:font-size="10pt" fo:font-weight="normal" officeooo:rsid="00470260" officeooo:paragraph-rsid="0047a0cd" style:font-size-asian="10pt" style:font-weight-asian="normal" style:font-size-complex="10pt" style:font-weight-complex="normal" fo:hyphenate="false"/>
    </style:style>
    <style:style style:name="P8" style:family="paragraph" style:parent-style-name="Normalny">
      <loext:graphic-properties draw:fill="none"/>
      <style:paragraph-properties fo:margin-left="0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Century Schoolbook L" fo:font-size="10pt" fo:font-weight="bold" officeooo:rsid="0048c6a8" officeooo:paragraph-rsid="0048c6a8" style:font-size-asian="10pt" style:font-weight-asian="bold" style:font-size-complex="10pt" style:font-weight-complex="bold" fo:hyphenate="false"/>
    </style:style>
    <style:style style:name="P9" style:family="paragraph" style:parent-style-name="Normalny">
      <loext:graphic-properties draw:fill="none"/>
      <style:paragraph-properties fo:margin-left="0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Century Schoolbook L" fo:font-size="10pt" fo:font-weight="bold" officeooo:rsid="0049ca78" officeooo:paragraph-rsid="0049ca78" style:font-size-asian="10pt" style:font-weight-asian="bold" style:font-size-complex="10pt" style:font-weight-complex="bold" fo:hyphenate="false"/>
    </style:style>
    <style:style style:name="P10" style:family="paragraph" style:parent-style-name="Normalny" style:master-page-name="">
      <loext:graphic-properties draw:fill="none"/>
      <style:paragraph-properties fo:margin-left="0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Century Schoolbook L" fo:font-size="10pt" fo:font-weight="bold" officeooo:rsid="0048c6a8" officeooo:paragraph-rsid="0048c6a8" style:font-size-asian="10pt" style:font-weight-asian="bold" style:font-size-complex="10pt" style:font-weight-complex="bold" fo:hyphenate="false"/>
    </style:style>
    <style:style style:name="P11" style:family="paragraph" style:parent-style-name="Normalny" style:master-page-name="">
      <loext:graphic-properties draw:fill="none"/>
      <style:paragraph-properties fo:margin-left="0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Century Schoolbook L" fo:font-size="10pt" fo:font-weight="bold" officeooo:rsid="0049ca78" officeooo:paragraph-rsid="0049ca78" style:font-size-asian="10pt" style:font-weight-asian="bold" style:font-size-complex="10pt" style:font-weight-complex="bold" fo:hyphenate="false"/>
    </style:style>
    <style:style style:name="P12" style:family="paragraph" style:parent-style-name="Normalny">
      <style:text-properties style:font-name="Liberation Serif"/>
    </style:style>
    <style:style style:name="P13" style:family="paragraph" style:parent-style-name="Normalny">
      <style:text-properties style:font-name="Century Schoolbook L" fo:font-size="12pt" fo:font-weight="bold" officeooo:rsid="00470260" officeooo:paragraph-rsid="00470260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 Mono" fo:font-size="8pt" fo:font-weight="normal" officeooo:paragraph-rsid="00503e9b" fo:background-color="#ffffff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 Mono" fo:font-size="8pt" fo:font-weight="normal" officeooo:paragraph-rsid="0051a5f9" fo:background-color="#ffffff" style:font-size-asian="8pt" style:font-size-complex="8pt"/>
    </style:style>
    <style:style style:name="P17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fo:color="#000000" style:font-name="Century Schoolbook L" fo:font-size="10pt" fo:font-weight="normal" officeooo:rsid="0052875d" officeooo:paragraph-rsid="0052875d" fo:background-color="#ffffff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fo:color="#000000" style:font-name="Liberation Serif" fo:font-size="10pt" fo:font-weight="normal" officeooo:rsid="0052875d" officeooo:paragraph-rsid="0052875d" fo:background-color="#ffffff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style:font-name="Century Schoolbook L" fo:font-size="10pt" fo:font-weight="bold" officeooo:rsid="0052875d" officeooo:paragraph-rsid="0052875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a31515" style:font-name="Ubuntu Mono" fo:font-size="9pt" fo:font-weight="normal" officeooo:paragraph-rsid="00503e9b" fo:background-color="#ffffff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a31515" style:font-name="Ubuntu Mono" fo:font-size="9pt" fo:font-weight="normal" officeooo:paragraph-rsid="0051a5f9" fo:background-color="#ffffff"/>
    </style:style>
    <style:style style:name="P22" style:family="paragraph" style:parent-style-name="Normalny">
      <style:paragraph-properties fo:margin-top="0cm" fo:margin-bottom="0cm" loext:contextual-spacing="false"/>
      <style:text-properties style:font-name="Century Schoolbook L" fo:font-size="10pt" fo:font-weight="bold" officeooo:rsid="0047a0cd" officeooo:paragraph-rsid="0047a0cd" style:font-size-asian="10pt" style:font-weight-asian="bold" style:font-size-complex="10pt" style:font-weight-complex="bold"/>
    </style:style>
    <style:style style:name="P2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47a0cd" officeooo:paragraph-rsid="0047a0cd" style:font-size-asian="10pt" style:font-weight-asian="bold" style:font-size-complex="10pt" style:font-weight-complex="bold"/>
    </style:style>
    <style:style style:name="P2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47a0cd" officeooo:paragraph-rsid="005db9ac" style:font-size-asian="10pt" style:font-weight-asian="bold" style:font-size-complex="10pt" style:font-weight-complex="bold"/>
    </style:style>
    <style:style style:name="P2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503e9b" style:font-size-asian="10pt" style:font-weight-asian="bold" style:font-size-complex="10pt" style:font-weight-complex="bold"/>
    </style:style>
    <style:style style:name="P26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03e9b" officeooo:paragraph-rsid="0051a5f9" style:font-size-asian="10pt" style:font-weight-asian="bold" style:font-size-complex="10pt" style:font-weight-complex="bold"/>
    </style:style>
    <style:style style:name="P2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2875d" officeooo:paragraph-rsid="0052875d" style:font-size-asian="10pt" style:font-weight-asian="bold" style:font-size-complex="10pt" style:font-weight-complex="bold"/>
    </style:style>
    <style:style style:name="P2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5ed4f8" style:font-size-asian="10pt" style:font-weight-asian="bold" style:font-size-complex="10pt" style:font-weight-complex="bold"/>
    </style:style>
    <style:style style:name="P29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5ed4f8" officeooo:paragraph-rsid="0060ba59" style:font-size-asian="10pt" style:font-weight-asian="bold" style:font-size-complex="10pt" style:font-weight-complex="bold"/>
    </style:style>
    <style:style style:name="P30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bold" officeooo:rsid="00623934" officeooo:paragraph-rsid="00623934" style:font-size-asian="10pt" style:font-weight-asian="bold" style:font-size-complex="10pt" style:font-weight-complex="bold"/>
    </style:style>
    <style:style style:name="P31" style:family="paragraph" style:parent-style-name="Normalny">
      <loext:graphic-properties draw:fill="none"/>
      <style:paragraph-properties fo:margin-top="0cm" fo:margin-bottom="0cm" loext:contextual-spacing="false" fo:line-height="115%" fo:hyphenation-ladder-count="no-limit" fo:background-color="transparent"/>
      <style:text-properties style:font-name="Century Schoolbook L" fo:font-size="10pt" fo:font-weight="normal" officeooo:rsid="0049ca78" officeooo:paragraph-rsid="0049ca78" style:font-size-asian="10pt" style:font-weight-asian="normal" style:font-size-complex="10pt" style:font-weight-complex="normal" fo:hyphenate="false"/>
    </style:style>
    <style:style style:name="P32" style:family="paragraph" style:parent-style-name="Normalny">
      <loext:graphic-properties draw:fill="none"/>
      <style:paragraph-properties fo:margin-top="0cm" fo:margin-bottom="0cm" loext:contextual-spacing="false" fo:line-height="115%" fo:text-align="justify" style:justify-single-word="false" fo:hyphenation-ladder-count="no-limit" fo:background-color="transparent"/>
      <style:text-properties style:font-name="Century Schoolbook L" fo:font-size="10pt" fo:font-weight="normal" officeooo:rsid="004cb1cf" officeooo:paragraph-rsid="004cb1cf" style:font-size-asian="10pt" style:font-weight-asian="normal" style:font-size-complex="10pt" style:font-weight-complex="normal" fo:hyphenate="false"/>
    </style:style>
    <style:style style:name="P3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0pt" fo:font-weight="normal" officeooo:rsid="005ed4f8" officeooo:paragraph-rsid="005ed4f8" style:font-size-asian="10pt" style:font-weight-asian="normal" style:font-size-complex="10pt" style:font-weight-complex="normal"/>
    </style:style>
    <style:style style:name="P3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03e9b" officeooo:paragraph-rsid="00503e9b" style:font-size-asian="12pt" style:font-weight-asian="bold" style:font-size-complex="12pt" style:font-weight-complex="bold"/>
    </style:style>
    <style:style style:name="P3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Century Schoolbook L" fo:font-size="12pt" fo:font-weight="bold" officeooo:rsid="0051a5f9" officeooo:paragraph-rsid="0051a5f9" style:font-size-asian="10pt" style:font-weight-asian="bold" style:font-size-complex="10pt" style:font-weight-complex="bold"/>
    </style:style>
    <style:style style:name="P36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ucida Grande" fo:font-size="9pt" fo:letter-spacing="normal" fo:font-style="normal" fo:font-weight="normal" officeooo:rsid="0052875d" officeooo:paragraph-rsid="0052875d"/>
    </style:style>
    <style:style style:name="P37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ucida Grande" fo:font-size="9pt" fo:letter-spacing="normal" fo:font-style="normal" fo:font-weight="normal" officeooo:paragraph-rsid="0052875d"/>
    </style:style>
    <style:style style:name="P38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623934" officeooo:paragraph-rsid="00623934" style:font-size-asian="10pt" style:font-size-complex="10pt"/>
    </style:style>
    <style:style style:name="P39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623934" officeooo:paragraph-rsid="00623934" style:font-size-asian="10pt" style:font-weight-asian="normal" style:font-size-complex="10pt" style:font-weight-complex="normal"/>
    </style:style>
    <style:style style:name="P40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633765" officeooo:paragraph-rsid="00623934" style:font-size-asian="10pt" style:font-weight-asian="normal" style:font-size-complex="10pt" style:font-weight-complex="normal"/>
    </style:style>
    <style:style style:name="P41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633765" officeooo:paragraph-rsid="00633765" style:font-size-asian="8.75pt" style:font-weight-asian="normal" style:font-size-complex="10pt" style:font-weight-complex="normal"/>
    </style:style>
    <style:style style:name="P42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bold" officeooo:rsid="00623934" officeooo:paragraph-rsid="00623934" style:font-size-asian="10pt" style:font-weight-asian="bold" style:font-size-complex="10pt" style:font-weight-complex="bold"/>
    </style:style>
    <style:style style:name="P43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1pt" fo:letter-spacing="normal" fo:font-style="normal" fo:font-weight="bold" officeooo:rsid="00633765" officeooo:paragraph-rsid="00633765" style:font-size-asian="9.60000038146973pt" style:font-weight-asian="bold" style:font-size-complex="11pt" style:font-weight-complex="bold"/>
    </style:style>
    <style:style style:name="P44" style:family="paragraph" style:parent-style-name="Normaln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1pt" fo:letter-spacing="normal" fo:font-style="normal" fo:font-weight="normal" officeooo:rsid="00633765" officeooo:paragraph-rsid="00633765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Century Schoolbook L" fo:font-size="8pt" style:font-size-asian="10pt" style:font-name-complex="Times New Roman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Century Schoolbook L" fo:font-size="18pt" fo:font-weight="bold" officeooo:rsid="005db274" officeooo:paragraph-rsid="005db274" style:font-size-asian="20pt" style:font-weight-asian="bold" style:font-name-complex="Times New Roman" style:font-size-complex="20pt"/>
    </style:style>
    <style:style style:name="P47" style:family="paragraph" style:parent-style-name="Standard">
      <style:paragraph-properties fo:text-align="center" style:justify-single-word="false"/>
      <style:text-properties style:font-name="Century Schoolbook L" fo:font-size="12pt" fo:font-weight="bold" officeooo:rsid="005db274" officeooo:paragraph-rsid="005db274" style:font-size-asian="14pt" style:font-weight-asian="bold" style:font-name-complex="Times New Roman" style:font-size-complex="14pt"/>
    </style:style>
    <style:style style:name="P48" style:family="paragraph" style:parent-style-name="Standard">
      <style:paragraph-properties style:line-height-at-least="0.423cm"/>
      <style:text-properties style:font-name="Century Schoolbook L" fo:font-size="10pt" fo:font-weight="normal" officeooo:rsid="0051a5f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line-height-at-least="0.423cm"/>
      <style:text-properties fo:color="#000000" style:font-name="Ubuntu Mono" fo:font-size="9pt" fo:font-weight="normal" fo:background-color="#ffffff"/>
    </style:style>
    <style:style style:name="P50" style:family="paragraph" style:parent-style-name="Standard">
      <style:paragraph-properties style:line-height-at-least="0.503cm"/>
      <style:text-properties fo:color="#000000" style:font-name="Ubuntu Mono" fo:font-size="8pt" fo:font-weight="normal" fo:background-color="#ffffff" style:font-size-asian="8pt" style:font-size-complex="8pt"/>
    </style:style>
    <style:style style:name="P51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51a5f9" officeooo:paragraph-rsid="0051a5f9" fo:background-color="#ffffff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423cm"/>
      <style:text-properties fo:color="#000000" style:font-name="Century Schoolbook L" fo:font-size="10pt" fo:font-weight="normal" officeooo:rsid="0060ba59" officeooo:paragraph-rsid="0060ba59" fo:background-color="#ffffff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423cm"/>
      <style:text-properties fo:color="#000000" style:font-name="Century Schoolbook L" fo:font-size="10pt" fo:font-weight="bold" officeooo:rsid="0051a5f9" officeooo:paragraph-rsid="0051a5f9" fo:background-color="#ffffff" style:font-size-asian="8.75pt" style:font-weight-asian="bold" style:font-size-complex="10pt" style:font-weight-complex="bold"/>
    </style:style>
    <style:style style:name="P54" style:family="paragraph" style:parent-style-name="Standard">
      <style:paragraph-properties style:line-height-at-least="0.423cm"/>
      <style:text-properties officeooo:paragraph-rsid="0051a5f9"/>
    </style:style>
    <style:style style:name="P55" style:family="paragraph" style:parent-style-name="Standard">
      <style:paragraph-properties style:line-height-at-least="0.503cm"/>
      <style:text-properties style:font-name="Ubuntu Mono" fo:font-size="8pt" style:font-size-asian="8pt" style:font-size-complex="8pt"/>
    </style:style>
    <style:style style:name="P56" style:family="paragraph" style:parent-style-name="Standard">
      <style:paragraph-properties style:line-height-at-least="0.503cm"/>
      <style:text-properties fo:color="#0000ff" style:font-name="Ubuntu Mono" fo:font-size="8pt" fo:font-weight="normal" fo:background-color="#ffffff" style:font-size-asian="8pt" style:font-size-complex="8pt"/>
    </style:style>
    <style:style style:name="P57" style:family="paragraph" style:parent-style-name="Standard">
      <style:paragraph-properties style:line-height-at-least="0.503cm"/>
      <style:text-properties fo:color="#0000ff" style:font-name="Ubuntu Mono" fo:font-size="8pt" fo:font-weight="normal" officeooo:paragraph-rsid="00623934" fo:background-color="#ffffff" style:font-size-asian="8pt" style:font-size-complex="8pt"/>
    </style:style>
    <style:style style:name="P58" style:family="paragraph" style:parent-style-name="Normalny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hyphenation-ladder-count="no-limit" fo:text-indent="0cm" style:auto-text-indent="false" fo:background-color="transparent"/>
      <style:text-properties style:font-name="Century Schoolbook L" fo:font-size="10pt" fo:font-weight="normal" officeooo:rsid="0047a0cd" officeooo:paragraph-rsid="0047a0cd" style:font-size-asian="10pt" style:font-weight-asian="normal" style:font-size-complex="10pt" style:font-weight-complex="normal" fo:hyphenate="false"/>
    </style:style>
    <style:style style:name="P59" style:family="paragraph" style:parent-style-name="Normalny">
      <loext:graphic-properties draw:fill="none"/>
      <style:paragraph-properties fo:margin-left="0.801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Century Schoolbook L" fo:font-size="10pt" fo:font-weight="bold" officeooo:rsid="0048c6a8" officeooo:paragraph-rsid="0048c6a8" style:font-size-asian="10pt" style:font-weight-asian="bold" style:font-size-complex="10pt" style:font-weight-complex="bold" fo:hyphenate="false"/>
    </style:style>
    <style:style style:name="P60" style:family="paragraph" style:parent-style-name="Normalny">
      <loext:graphic-properties draw:fill="none"/>
      <style:paragraph-properties fo:margin-left="0.801cm" fo:margin-right="0cm" fo:margin-top="0cm" fo:margin-bottom="0cm" loext:contextual-spacing="false" fo:line-height="115%" fo:hyphenation-ladder-count="no-limit" fo:text-indent="0cm" style:auto-text-indent="false" fo:background-color="transparent"/>
      <style:text-properties style:font-name="Century Schoolbook L" fo:font-size="10pt" fo:font-weight="bold" officeooo:rsid="0049ca78" officeooo:paragraph-rsid="0049ca78" style:font-size-asian="10pt" style:font-weight-asian="bold" style:font-size-complex="10pt" style:font-weight-complex="bold" fo:hyphenate="false"/>
    </style:style>
    <style:style style:name="P61" style:family="paragraph" style:parent-style-name="Table_20_Contents">
      <style:paragraph-properties fo:text-align="justify" style:justify-single-word="false"/>
      <style:text-properties style:font-name="Century Schoolbook L" fo:font-size="10pt" officeooo:rsid="0047a0cd" officeooo:paragraph-rsid="0047a0cd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Century Schoolbook L" fo:font-size="10pt" officeooo:rsid="0047a0cd" officeooo:paragraph-rsid="0047a0cd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entury Schoolbook L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entury Schoolbook L" fo:font-size="10pt" fo:font-weight="bold" officeooo:rsid="0047a0cd" officeooo:paragraph-rsid="0047a0cd" style:font-size-asian="10pt" style:font-weight-asian="bold" style:font-size-complex="10pt" style:font-weight-complex="bold"/>
    </style:style>
    <style:style style:name="P65" style:family="paragraph" style:parent-style-name="Standard">
      <style:paragraph-properties style:line-height-at-least="0.503cm"/>
      <style:text-properties fo:color="#000000" style:font-name="Ubuntu Mono" fo:font-size="8pt" fo:font-weight="normal" fo:background-color="#ffffff" style:font-size-asian="8pt" style:font-size-complex="8pt"/>
    </style:style>
    <style:style style:name="P66" style:family="paragraph" style:parent-style-name="Normalny" style:list-style-name="L1">
      <style:paragraph-properties fo:margin-top="0cm" fo:margin-bottom="0cm" loext:contextual-spacing="false"/>
      <style:text-properties style:font-name="Century Schoolbook L" fo:font-size="10pt" fo:font-weight="bold" officeooo:rsid="00470260" officeooo:paragraph-rsid="00470260" style:font-size-asian="10pt" style:font-weight-asian="bold" style:font-size-complex="10pt" style:font-weight-complex="bold"/>
    </style:style>
    <style:style style:name="P67" style:family="paragraph" style:parent-style-name="Normalny" style:list-style-name="L2">
      <loext:graphic-properties draw:fill="none"/>
      <style:paragraph-properties fo:margin-top="0cm" fo:margin-bottom="0cm" loext:contextual-spacing="false" fo:line-height="115%" fo:text-align="justify" style:justify-single-word="false" fo:hyphenation-ladder-count="no-limit" fo:background-color="transparent"/>
      <style:text-properties style:font-name="Century Schoolbook L" fo:font-size="10pt" fo:font-weight="bold" officeooo:rsid="005db274" officeooo:paragraph-rsid="005db274" style:font-size-asian="10pt" style:font-weight-asian="bold" style:font-size-complex="10pt" style:font-weight-complex="bold" fo:hyphenate="false"/>
    </style:style>
    <style:style style:name="P68" style:family="paragraph" style:parent-style-name="Normalny" style:list-style-name="L1">
      <style:paragraph-properties fo:margin-top="0cm" fo:margin-bottom="0cm" loext:contextual-spacing="false"/>
      <style:text-properties style:font-name="Century Schoolbook L" fo:font-size="10pt" fo:font-weight="bold" officeooo:rsid="005db274" officeooo:paragraph-rsid="005db274" style:font-size-asian="10pt" style:font-weight-asian="bold" style:font-size-complex="10pt" style:font-weight-complex="bold"/>
    </style:style>
    <style:style style:name="P69" style:family="paragraph" style:parent-style-name="Normalny" style:list-style-name="L5">
      <loext:graphic-properties draw:fill="none"/>
      <style:paragraph-properties fo:margin-top="0cm" fo:margin-bottom="0cm" loext:contextual-spacing="false" fo:line-height="115%" fo:hyphenation-ladder-count="no-limit" fo:background-color="transparent"/>
      <style:text-properties style:font-name="Century Schoolbook L" fo:font-size="10pt" fo:font-weight="bold" officeooo:rsid="0049ca78" officeooo:paragraph-rsid="0049ca78" style:font-size-asian="10pt" style:font-weight-asian="bold" style:font-size-complex="10pt" style:font-weight-complex="bold" fo:hyphenate="false"/>
    </style:style>
    <style:style style:name="P70" style:family="paragraph" style:parent-style-name="Normalny" style:list-style-name="L1">
      <style:paragraph-properties fo:margin-top="0cm" fo:margin-bottom="0cm" loext:contextual-spacing="false"/>
      <style:text-properties style:font-name="Century Schoolbook L" fo:font-size="10pt" fo:font-weight="normal" officeooo:rsid="00470260" officeooo:paragraph-rsid="00470260" style:font-size-asian="10pt" style:font-weight-asian="normal" style:font-size-complex="10pt" style:font-weight-complex="normal"/>
    </style:style>
    <style:style style:name="P71" style:family="paragraph" style:parent-style-name="Normalny" style:list-style-name="L2">
      <loext:graphic-properties draw:fill="none"/>
      <style:paragraph-properties fo:margin-top="0cm" fo:margin-bottom="0cm" loext:contextual-spacing="false" fo:line-height="115%" fo:text-align="justify" style:justify-single-word="false" fo:hyphenation-ladder-count="no-limit" fo:background-color="transparent"/>
      <style:text-properties style:font-name="Century Schoolbook L" fo:font-size="10pt" fo:font-weight="normal" officeooo:rsid="00470260" officeooo:paragraph-rsid="0047bb21" style:font-size-asian="10pt" style:font-weight-asian="normal" style:font-size-complex="10pt" style:font-weight-complex="normal" fo:hyphenate="false"/>
    </style:style>
    <style:style style:name="P72" style:family="paragraph" style:parent-style-name="Normalny" style:list-style-name="L4">
      <style:paragraph-properties fo:margin-top="0cm" fo:margin-bottom="0cm" loext:contextual-spacing="false" fo:text-align="justify" style:justify-single-word="false"/>
      <style:text-properties style:font-name="Century Schoolbook L" fo:font-size="10pt" fo:font-weight="normal" officeooo:rsid="0047bb21" officeooo:paragraph-rsid="0047bb21" style:font-size-asian="10pt" style:font-weight-asian="normal" style:font-size-complex="10pt" style:font-weight-complex="normal"/>
    </style:style>
    <style:style style:name="P73" style:family="paragraph" style:parent-style-name="Normalny" style:list-style-name="L4">
      <style:paragraph-properties fo:margin-top="0cm" fo:margin-bottom="0cm" loext:contextual-spacing="false" fo:text-align="justify" style:justify-single-word="false"/>
      <style:text-properties style:font-name="Century Schoolbook L" fo:font-size="10pt" fo:font-weight="normal" officeooo:rsid="005db9ac" officeooo:paragraph-rsid="005db9ac" style:font-size-asian="10pt" style:font-weight-asian="normal" style:font-size-complex="10pt" style:font-weight-complex="normal"/>
    </style:style>
    <style:style style:name="P74" style:family="paragraph" style:parent-style-name="Normalny" style:list-style-name="L6">
      <loext:graphic-properties draw:fill="none"/>
      <style:paragraph-properties fo:margin-top="0cm" fo:margin-bottom="0cm" loext:contextual-spacing="false" fo:line-height="115%" fo:hyphenation-ladder-count="no-limit" fo:background-color="transparent"/>
      <style:text-properties style:font-name="Century Schoolbook L" fo:font-size="10pt" fo:font-weight="normal" officeooo:rsid="005ed4f8" officeooo:paragraph-rsid="005ed4f8" style:font-size-asian="10pt" style:font-weight-asian="normal" style:font-size-complex="10pt" style:font-weight-complex="normal" fo:hyphenate="false"/>
    </style:style>
    <style:style style:name="P75" style:family="paragraph" style:parent-style-name="Normalny" style:list-style-name="L8">
      <style:paragraph-properties fo:margin-top="0cm" fo:margin-bottom="0cm" loext:contextual-spacing="false" fo:text-align="justify" style:justify-single-word="false"/>
      <style:text-properties style:font-name="Century Schoolbook L" fo:font-size="10pt" fo:font-weight="normal" officeooo:rsid="005ed4f8" officeooo:paragraph-rsid="0060ba59" style:font-size-asian="10pt" style:font-weight-asian="normal" style:font-size-complex="10pt" style:font-weight-complex="normal"/>
    </style:style>
    <style:style style:name="P76" style:family="paragraph" style:parent-style-name="Normalny" style:list-style-name="L3">
      <loext:graphic-properties draw:fill="none"/>
      <style:paragraph-properties fo:margin-top="0cm" fo:margin-bottom="0cm" loext:contextual-spacing="false" fo:line-height="115%" fo:hyphenation-ladder-count="no-limit" fo:background-color="transparent"/>
      <style:text-properties officeooo:paragraph-rsid="004e83e2" fo:hyphenate="false"/>
    </style:style>
    <style:style style:name="P77" style:family="paragraph" style:parent-style-name="Normalny" style:list-style-name="L3">
      <loext:graphic-properties draw:fill="none"/>
      <style:paragraph-properties fo:margin-top="0cm" fo:margin-bottom="0cm" loext:contextual-spacing="false" fo:line-height="115%" fo:hyphenation-ladder-count="no-limit" fo:background-color="transparent"/>
      <style:text-properties fo:font-weight="bold" officeooo:rsid="005db9ac" officeooo:paragraph-rsid="005db9ac" style:font-weight-asian="bold" style:font-weight-complex="bold" fo:hyphenate="false"/>
    </style:style>
    <style:style style:name="P78" style:family="paragraph" style:parent-style-name="Normalny" style:list-style-name="L2" style:master-page-name="">
      <loext:graphic-properties draw:fill="none"/>
      <style:paragraph-properties fo:margin-top="0cm" fo:margin-bottom="0cm" loext:contextual-spacing="false" fo:line-height="115%" fo:text-align="justify" style:justify-single-word="false" fo:hyphenation-ladder-count="no-limit" style:page-number="auto" fo:background-color="transparent"/>
      <style:text-properties style:font-name="Century Schoolbook L" fo:font-size="10pt" fo:font-weight="normal" officeooo:rsid="00470260" officeooo:paragraph-rsid="0047bb21" style:font-size-asian="10pt" style:font-weight-asian="normal" style:font-size-complex="10pt" style:font-weight-complex="normal" fo:hyphenate="false"/>
    </style:style>
    <style:style style:name="P79" style:family="paragraph" style:parent-style-name="Normalny" style:list-style-name="L3" style:master-page-name="">
      <loext:graphic-properties draw:fill="none"/>
      <style:paragraph-properties fo:margin-top="0cm" fo:margin-bottom="0cm" loext:contextual-spacing="false" fo:line-height="115%" fo:hyphenation-ladder-count="no-limit" style:page-number="auto" fo:background-color="transparent"/>
      <style:text-properties officeooo:paragraph-rsid="004e83e2" fo:hyphenate="false"/>
    </style:style>
    <style:style style:name="P80" style:family="paragraph" style:parent-style-name="Normalny" style:list-style-name="L1" style:master-page-name="">
      <loext:graphic-properties draw:fill="none"/>
      <style:paragraph-properties fo:margin-left="0.801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Century Schoolbook L" fo:font-size="10pt" fo:font-weight="bold" officeooo:rsid="0048c6a8" officeooo:paragraph-rsid="0048c6a8" style:font-size-asian="10pt" style:font-weight-asian="bold" style:font-size-complex="10pt" style:font-weight-complex="bold" fo:hyphenate="false"/>
    </style:style>
    <style:style style:name="P81" style:family="paragraph" style:parent-style-name="Normalny" style:list-style-name="L1" style:master-page-name="">
      <loext:graphic-properties draw:fill="none"/>
      <style:paragraph-properties fo:margin-left="0.801cm" fo:margin-right="0cm" fo:margin-top="0cm" fo:margin-bottom="0cm" loext:contextual-spacing="false" fo:line-height="115%" fo:hyphenation-ladder-count="no-limit" fo:text-indent="0cm" style:auto-text-indent="false" style:page-number="auto" fo:background-color="transparent"/>
      <style:text-properties style:font-name="Century Schoolbook L" fo:font-size="10pt" fo:font-weight="bold" officeooo:rsid="005db9ac" officeooo:paragraph-rsid="005db9ac" style:font-size-asian="10pt" style:font-weight-asian="bold" style:font-size-complex="10pt" style:font-weight-complex="bold" fo:hyphenate="false"/>
    </style:style>
    <style:style style:name="P82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font-name="Century Schoolbook L" fo:font-size="10pt" fo:font-weight="normal" officeooo:rsid="005ed4f8" officeooo:paragraph-rsid="005ed4f8" style:font-size-asian="10pt" style:font-weight-asian="normal" style:font-size-complex="10pt" style:font-weight-complex="normal"/>
    </style:style>
    <style:style style:name="P83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entury Schoolbook L" fo:font-size="10pt" fo:letter-spacing="normal" fo:font-style="normal" fo:font-weight="normal" officeooo:rsid="0051a5f9" officeooo:paragraph-rsid="0060ba59" style:font-size-asian="10pt" style:font-weight-asian="bold" style:font-size-complex="10pt" style:font-weight-complex="bold"/>
    </style:style>
    <style:style style:name="P84" style:family="paragraph" style:parent-style-name="Text_20_body" style:list-style-name="L7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Century Schoolbook L" fo:font-size="10pt" fo:letter-spacing="normal" fo:font-style="normal" fo:font-weight="normal" style:font-size-asian="10pt" style:font-size-complex="10pt"/>
    </style:style>
    <style:style style:name="P85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Century Schoolbook L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Century Schoolbook L" fo:letter-spacing="normal" fo:font-style="normal"/>
    </style:style>
    <style:style style:name="T3" style:family="text">
      <style:text-properties fo:font-variant="normal" fo:text-transform="none" fo:color="#000000" style:font-name="Century Schoolbook L" fo:letter-spacing="normal" fo:font-style="normal" officeooo:rsid="0051a5f9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officeooo:rsid="0064a560"/>
    </style:style>
    <style:style style:name="T6" style:family="text">
      <style:text-properties fo:color="#a31515"/>
    </style:style>
    <style:style style:name="T7" style:family="text">
      <style:text-properties fo:color="#09885a"/>
    </style:style>
    <style:style style:name="T8" style:family="text">
      <style:text-properties style:font-name="Century Schoolbook L" fo:font-size="10pt" fo:font-weight="bold" officeooo:rsid="000b6a5b" style:font-size-asian="14pt" style:font-weight-asian="bold" style:font-size-complex="14pt"/>
    </style:style>
    <style:style style:name="T9" style:family="text">
      <style:text-properties style:font-name="Century Schoolbook L" fo:font-size="10pt" fo:font-weight="bold" officeooo:rsid="0047a0cd" style:font-size-asian="10pt" style:font-weight-asian="bold" style:font-size-complex="10pt" style:font-weight-complex="bold"/>
    </style:style>
    <style:style style:name="T10" style:family="text">
      <style:text-properties style:font-name="Century Schoolbook L" fo:font-size="10pt" fo:font-weight="bold" officeooo:rsid="004e83e2" style:font-size-asian="10pt" style:font-weight-asian="bold" style:font-size-complex="10pt" style:font-weight-complex="bold"/>
    </style:style>
    <style:style style:name="T11" style:family="text">
      <style:text-properties style:font-name="Century Schoolbook L" fo:font-size="10pt" fo:font-weight="bold" officeooo:rsid="005db274" style:font-size-asian="10pt" style:font-weight-asian="bold" style:font-size-complex="10pt" style:font-weight-complex="bold"/>
    </style:style>
    <style:style style:name="T12" style:family="text">
      <style:text-properties style:font-name="Century Schoolbook L" fo:font-size="10pt" fo:font-weight="normal" officeooo:rsid="0047a0cd" style:font-size-asian="10pt" style:font-weight-asian="normal" style:font-size-complex="10pt" style:font-weight-complex="normal"/>
    </style:style>
    <style:style style:name="T13" style:family="text">
      <style:text-properties style:font-name="Century Schoolbook L" fo:font-size="10pt" fo:font-weight="normal" officeooo:rsid="004e83e2" style:font-size-asian="10pt" style:font-weight-asian="normal" style:font-size-complex="10pt" style:font-weight-complex="normal"/>
    </style:style>
    <style:style style:name="T14" style:family="text">
      <style:text-properties style:font-name="Century Schoolbook L" fo:font-size="10pt" fo:font-weight="normal" officeooo:rsid="005db274" style:font-size-asian="10pt" style:font-weight-asian="normal" style:font-size-complex="10pt" style:font-weight-complex="normal"/>
    </style:style>
    <style:style style:name="T15" style:family="text">
      <style:text-properties style:font-name="Century Schoolbook L" fo:font-size="10pt" fo:font-style="normal" fo:font-weight="bold" officeooo:rsid="005db274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Century Schoolbook L" fo:font-size="10pt" style:font-size-asian="10pt" style:font-size-complex="10pt"/>
    </style:style>
    <style:style style:name="T17" style:family="text">
      <style:text-properties style:font-name="Century Schoolbook L" fo:font-size="10pt" officeooo:rsid="0047a0cd" style:font-size-asian="10pt" style:font-size-complex="10pt"/>
    </style:style>
    <style:style style:name="T18" style:family="text">
      <style:text-properties style:font-name="Century Schoolbook L" fo:font-size="16pt" style:font-size-asian="18pt" style:font-name-complex="Times New Roman" style:font-size-complex="18pt"/>
    </style:style>
    <style:style style:name="T19" style:family="text">
      <style:text-properties style:font-name="Century Schoolbook L" fo:font-size="16pt" fo:font-weight="bold" style:font-size-asian="18pt" style:font-weight-asian="bold" style:font-name-complex="Times New Roman" style:font-size-complex="18pt"/>
    </style:style>
    <style:style style:name="T20" style:family="text">
      <style:text-properties style:font-name="Century Schoolbook L" fo:font-size="12pt" style:font-size-asian="14pt" style:font-name-complex="Times New Roman" style:font-size-complex="14pt"/>
    </style:style>
    <style:style style:name="T21" style:family="text">
      <style:text-properties style:font-name="Century Schoolbook L" fo:font-size="12pt" style:font-size-asian="14pt" style:font-size-complex="14pt"/>
    </style:style>
    <style:style style:name="T22" style:family="text">
      <style:text-properties style:font-name="Century Schoolbook L" fo:font-size="12pt" fo:font-weight="bold" style:font-size-asian="14pt" style:font-weight-asian="bold" style:font-name-complex="Times New Roman" style:font-size-complex="14pt"/>
    </style:style>
    <style:style style:name="T23" style:family="text">
      <style:text-properties style:font-name="Century Schoolbook L" fo:font-size="12pt" fo:font-weight="bold" officeooo:rsid="00470260" style:font-size-asian="14pt" style:font-weight-asian="bold" style:font-name-complex="Times New Roman" style:font-size-complex="14pt" style:font-weight-complex="bold"/>
    </style:style>
    <style:style style:name="T24" style:family="text">
      <style:text-properties style:font-name="Century Schoolbook L" fo:font-size="12pt" fo:font-weight="bold" officeooo:rsid="0033b21f" style:font-size-asian="14pt" style:font-weight-asian="bold" style:font-name-complex="Times New Roman" style:font-size-complex="14pt" style:font-weight-complex="bold"/>
    </style:style>
    <style:style style:name="T25" style:family="text">
      <style:text-properties style:font-name="Century Schoolbook L" fo:font-size="12pt" fo:font-weight="bold" officeooo:rsid="005db274" style:font-size-asian="14pt" style:font-weight-asian="bold" style:font-name-complex="Times New Roman" style:font-size-complex="14pt" style:font-weight-complex="bold"/>
    </style:style>
    <style:style style:name="T26" style:family="text">
      <style:text-properties style:font-name="Century Schoolbook L" fo:font-size="12pt" fo:font-weight="bold" officeooo:rsid="000b6a5b" style:font-size-asian="14pt" style:font-weight-asian="bold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db274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9ca78" style:font-weight-asian="normal" style:font-weight-complex="normal"/>
    </style:style>
    <style:style style:name="T31" style:family="text">
      <style:text-properties fo:font-weight="normal" officeooo:rsid="004cb1cf" style:font-weight-asian="normal" style:font-weight-complex="normal"/>
    </style:style>
    <style:style style:name="T32" style:family="text">
      <style:text-properties fo:font-weight="normal" officeooo:rsid="005db274" style:font-weight-asian="normal" style:font-weight-complex="normal"/>
    </style:style>
    <style:style style:name="T33" style:family="text">
      <style:text-properties fo:font-weight="normal" officeooo:rsid="005db9ac" style:font-weight-asian="normal" style:font-weight-complex="normal"/>
    </style:style>
    <style:style style:name="T34" style:family="text">
      <style:text-properties fo:font-weight="normal" officeooo:rsid="00633765" style:font-weight-asian="normal" style:font-weight-complex="normal"/>
    </style:style>
    <style:style style:name="T35" style:family="text">
      <style:text-properties officeooo:rsid="0049ca78"/>
    </style:style>
    <style:style style:name="T36" style:family="text">
      <style:text-properties officeooo:rsid="004cb1c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5db274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9ca7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5db274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5db9ac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officeooo:rsid="005db274" style:font-style-asian="normal" style:font-weight-asian="normal" style:font-style-complex="normal" style:font-weight-complex="normal"/>
    </style:style>
    <style:style style:name="T44" style:family="text">
      <style:text-properties fo:color="#000000" style:font-name="Liberation Serif" fo:font-size="10pt" fo:font-weight="normal" officeooo:rsid="0031a391" fo:background-color="#ffffff" loext:char-shading-value="0" style:font-size-asian="10pt" style:font-weight-asian="normal" style:font-size-complex="10pt" style:font-weight-complex="normal"/>
    </style:style>
    <style:style style:name="T45" style:family="text">
      <style:text-properties fo:color="#000000" style:font-name="Liberation Serif" fo:font-size="10pt" fo:font-weight="normal" officeooo:rsid="0051a5f9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color="#000000" style:font-name="Liberation Serif" fo:font-weight="normal" officeooo:rsid="0031a391" fo:background-color="#ffffff" loext:char-shading-value="0" style:font-weight-asian="normal" style:font-weight-complex="normal"/>
    </style:style>
    <style:style style:name="T47" style:family="text">
      <style:text-properties fo:color="#000000" style:font-name="Liberation Serif" fo:font-weight="normal" officeooo:rsid="0051a5f9" fo:background-color="#ffffff" loext:char-shading-value="0" style:font-weight-asian="normal" style:font-weight-complex="normal"/>
    </style:style>
    <style:style style:name="T48" style:family="text">
      <style:text-properties fo:color="#000000" style:font-name="Liberation Serif" fo:font-weight="normal" officeooo:rsid="0051a5f9" fo:background-color="#ffffff" loext:char-shading-value="0" style:font-size-asian="8.75pt" style:font-weight-asian="normal" style:font-weight-complex="normal"/>
    </style:style>
    <style:style style:name="T49" style:family="text">
      <style:text-properties fo:color="#000000" style:font-name="Liberation Serif" fo:font-weight="normal" officeooo:rsid="00623934" fo:background-color="#ffffff" loext:char-shading-value="0" style:font-size-asian="8.75pt" style:font-weight-asian="normal" style:font-weight-complex="normal"/>
    </style:style>
    <style:style style:name="T50" style:family="text">
      <style:text-properties fo:color="#000000" style:font-name="Century Schoolbook L" fo:font-size="10pt" fo:font-weight="normal" officeooo:rsid="0051a5f9" fo:background-color="#ffffff" loext:char-shading-value="0" style:font-size-asian="8.75pt" style:font-weight-asian="normal" style:font-size-complex="10pt" style:font-weight-complex="normal"/>
    </style:style>
    <style:style style:name="T51" style:family="text">
      <style:text-properties fo:color="#000000" style:font-name="Century Schoolbook L" fo:font-size="10pt" fo:font-weight="normal" officeooo:rsid="0060ba59" fo:background-color="#ffffff" loext:char-shading-value="0" style:font-size-asian="8.75pt" style:font-weight-asian="normal" style:font-size-complex="10pt" style:font-weight-complex="normal"/>
    </style:style>
    <style:style style:name="T52" style:family="text">
      <style:text-properties fo:color="#000000" fo:font-weight="normal" officeooo:rsid="0051a5f9" fo:background-color="#ffffff" loext:char-shading-value="0" style:font-size-asian="8.75pt" style:font-weight-asian="normal" style:font-weight-complex="normal"/>
    </style:style>
    <style:style style:name="T53" style:family="text">
      <style:text-properties fo:color="#000000" fo:font-weight="normal" officeooo:rsid="00623934" fo:background-color="#ffffff" loext:char-shading-value="0" style:font-size-asian="8.75pt" style:font-weight-asian="normal" style:font-weight-complex="normal"/>
    </style:style>
    <style:style style:name="T54" style:family="text">
      <style:text-properties officeooo:rsid="005db274"/>
    </style:style>
    <style:style style:name="T55" style:family="text">
      <style:text-properties officeooo:rsid="005db9ac"/>
    </style:style>
    <style:style style:name="T56" style:family="text">
      <style:text-properties officeooo:rsid="005ed4f8"/>
    </style:style>
    <style:style style:name="T57" style:family="text">
      <style:text-properties officeooo:rsid="00623934"/>
    </style:style>
    <style:style style:name="T58" style:family="text">
      <style:text-properties officeooo:rsid="0064a56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18">Laboratorium</text:span></text:span><text:span text:style-name="Domyślna_20_czcionka_20_akapitu"><text:span text:style-name="T19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20">Studia:</text:span></text:span><text:span text:style-name="Domyślna_20_czcionka_20_akapitu"><text:span text:style-name="T22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20">Kierunek: </text:span></text:span><text:span text:style-name="Domyślna_20_czcionka_20_akapitu"><text:span text:style-name="T22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20">Data wykonania: <text:s/></text:span></text:span><text:span text:style-name="Domyślna_20_czcionka_20_akapitu"><text:span text:style-name="T23">2</text:span></text:span><text:span text:style-name="Domyślna_20_czcionka_20_akapitu"><text:span text:style-name="T25">7</text:span></text:span><text:span text:style-name="Domyślna_20_czcionka_20_akapitu"><text:span text:style-name="T24">.11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20">Grupa: <text:s/></text:span></text:span><text:span text:style-name="Domyślna_20_czcionka_20_akapitu"><text:span text:style-name="T22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6"><text:span text:style-name="Domyślna_20_czcionka_20_akapitu"><text:span text:style-name="T21">Imię i nazwisko: </text:span></text:span><text:span text:style-name="Domyślna_20_czcionka_20_akapitu"><text:span text:style-name="T26">Bartłomiej Osak</text:span></text:span></text:p>
            <text:p text:style-name="P4"><text:span text:style-name="Domyślna_20_czcionka_20_akapitu"><text:span text:style-name="T8"/></text:span></text:p>
            <text:p text:style-name="P4"><text:span text:style-name="Domyślna_20_czcionka_20_akapitu"><text:span text:style-name="T8"/></text:span></text:p>
            <text:p text:style-name="P4"><text:span text:style-name="Domyślna_20_czcionka_20_akapitu"><text:span text:style-name="T8"/></text:span></text:p>
            <text:p text:style-name="P4"><text:span text:style-name="Domyślna_20_czcionka_20_akapitu"><text:span text:style-name="T8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45">Numer ćwiczenia:</text:p>
          </table:table-cell>
          <table:table-cell table:style-name="Tabela1.B5" office:value-type="string">
            <text:p text:style-name="P45">Temat ćwiczenia:</text:p>
          </table:table-cell>
        </table:table-row>
        <table:table-row table:style-name="Tabela1.6">
          <table:table-cell table:style-name="Tabela1.A6" office:value-type="string">
            <text:p text:style-name="P46">7</text:p>
          </table:table-cell>
          <table:table-cell table:style-name="Tabela1.B6" office:value-type="string">
            <text:p text:style-name="P47">Pamięć dzielona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4"><text:span text:style-name="Emphasis"><text:span text:style-name="T1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Wstęp teoretyczny:</text:p>
      <text:list xml:id="list328728659037435773" text:style-name="L1">
        <text:list-item>
          <text:p text:style-name="P66">Tworzenie <text:span text:style-name="T54">i otwieranie segmentu pamięci dzielonej</text:span>:</text:p>
          <text:p text:style-name="P66"/>
          <text:p text:style-name="P70">Do tworzenia <text:span text:style-name="T54">lub otwierania </text:span>służy funkcja s<text:span text:style-name="T54">h</text:span>mget, która zwraca identyfikator <text:span text:style-name="T54">pamięci lub -1 w przypadku błędu. </text:span></text:p>
          <text:p text:style-name="P66">Prototyp funkcji:</text:p>
          <text:p text:style-name="P70"><text:span text:style-name="T37">int s</text:span><text:span text:style-name="T38">h</text:span><text:span text:style-name="T37">mget(key_t key, int </text:span><text:span text:style-name="T38">size</text:span><text:span text:style-name="T37">, int s</text:span><text:span text:style-name="T38">h</text:span><text:span text:style-name="T37">mflag)</text:span>, gdzie:</text:p>
        </text:list-item>
      </text:list>
      <text:list xml:id="list1521603373381606500" text:style-name="L2">
        <text:list-item>
          <text:p text:style-name="P78"><text:span text:style-name="T27">nsem </text:span>– <text:span text:style-name="T54">określa rozmiar pamięci w bajtach.</text:span></text:p>
        </text:list-item>
        <text:list-item>
          <text:p text:style-name="P67">key –<text:span text:style-name="T29"> klucz identyfikujący pamięć wspólną (zwracany funkcją ftok).</text:span></text:p>
        </text:list-item>
        <text:list-item>
          <text:p text:style-name="P71"><text:span text:style-name="T27">s</text:span><text:span text:style-name="T28">h</text:span><text:span text:style-name="T27">mflag </text:span>– jest to kombinacja stałych symbolicznych, które określają prawa dostępu.</text:p>
        </text:list-item>
      </text:list>
      <text:p text:style-name="P58"><text:tab/>Stałe symboliczne – s<text:span text:style-name="T54">h</text:span>mflag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4">Wartość liczbowa:</text:p>
          </table:table-cell>
          <table:table-cell table:style-name="Tabela2.A1" office:value-type="string">
            <text:p text:style-name="P64">Stała symboliczna:</text:p>
          </table:table-cell>
          <table:table-cell table:style-name="Tabela2.C1" office:value-type="string">
            <text:p text:style-name="P64">Znaczenie:</text:p>
          </table:table-cell>
        </table:table-row>
        <table:table-row>
          <table:table-cell table:style-name="Tabela2.A2" office:value-type="string">
            <text:p text:style-name="P61">0400</text:p>
          </table:table-cell>
          <table:table-cell table:style-name="Tabela2.A2" office:value-type="string">
            <text:p text:style-name="P61">SEM_R</text:p>
          </table:table-cell>
          <table:table-cell table:style-name="Tabela2.C2" office:value-type="string">
            <text:p text:style-name="P62">czytanie przez właściciela</text:p>
          </table:table-cell>
        </table:table-row>
        <table:table-row>
          <table:table-cell table:style-name="Tabela2.A2" office:value-type="string">
            <text:p text:style-name="P61">0200</text:p>
          </table:table-cell>
          <table:table-cell table:style-name="Tabela2.A2" office:value-type="string">
            <text:p text:style-name="P61">SEM_A</text:p>
          </table:table-cell>
          <table:table-cell table:style-name="Tabela2.C2" office:value-type="string">
            <text:p text:style-name="P61">zmiana przez właściciela</text:p>
          </table:table-cell>
        </table:table-row>
        <table:table-row>
          <table:table-cell table:style-name="Tabela2.A2" office:value-type="string">
            <text:p text:style-name="P61">0040</text:p>
          </table:table-cell>
          <table:table-cell table:style-name="Tabela2.A2" office:value-type="string">
            <text:p text:style-name="P61">SEM_R&gt;&gt;3</text:p>
          </table:table-cell>
          <table:table-cell table:style-name="Tabela2.C2" office:value-type="string">
            <text:p text:style-name="P61">czytanie przez grupę</text:p>
          </table:table-cell>
        </table:table-row>
        <table:table-row>
          <table:table-cell table:style-name="Tabela2.A2" office:value-type="string">
            <text:p text:style-name="P61">0020</text:p>
          </table:table-cell>
          <table:table-cell table:style-name="Tabela2.A2" office:value-type="string">
            <text:p text:style-name="P61">SEM_A&gt;&gt;3</text:p>
          </table:table-cell>
          <table:table-cell table:style-name="Tabela2.C2" office:value-type="string">
            <text:p text:style-name="P61">zmiana przez grupę</text:p>
          </table:table-cell>
        </table:table-row>
        <table:table-row>
          <table:table-cell table:style-name="Tabela2.A2" office:value-type="string">
            <text:p text:style-name="P61">0004</text:p>
          </table:table-cell>
          <table:table-cell table:style-name="Tabela2.A2" office:value-type="string">
            <text:p text:style-name="P61">SEM_R&gt;&gt;6</text:p>
          </table:table-cell>
          <table:table-cell table:style-name="Tabela2.C2" office:value-type="string">
            <text:p text:style-name="P61">czytanie przez innych</text:p>
          </table:table-cell>
        </table:table-row>
        <table:table-row>
          <table:table-cell table:style-name="Tabela2.A2" office:value-type="string">
            <text:p text:style-name="P61">0002</text:p>
          </table:table-cell>
          <table:table-cell table:style-name="Tabela2.A2" office:value-type="string">
            <text:p text:style-name="P61">SEM_A&gt;&gt;6</text:p>
          </table:table-cell>
          <table:table-cell table:style-name="Tabela2.C2" office:value-type="string">
            <text:p text:style-name="P61">zmiana przez innych</text:p>
          </table:table-cell>
        </table:table-row>
        <table:table-row>
          <table:table-cell table:style-name="Tabela2.A2" office:value-type="string">
            <text:p text:style-name="P61">1000</text:p>
          </table:table-cell>
          <table:table-cell table:style-name="Tabela2.A2" office:value-type="string">
            <text:p text:style-name="P61">IPC_CREAT</text:p>
          </table:table-cell>
          <table:table-cell table:style-name="Tabela2.C2" table:number-rows-spanned="2" office:value-type="string">
            <text:p text:style-name="P63"/>
          </table:table-cell>
        </table:table-row>
        <table:table-row>
          <table:table-cell table:style-name="Tabela2.A2" office:value-type="string">
            <text:p text:style-name="P61">2000</text:p>
          </table:table-cell>
          <table:table-cell table:style-name="Tabela2.A2" office:value-type="string">
            <text:p text:style-name="P61">IPC_EXCL</text:p>
          </table:table-cell>
          <table:covered-table-cell/>
        </table:table-row>
      </table:table>
      <text:p text:style-name="P7"/>
      <text:list xml:id="list212549011396973" text:continue-list="list328728659037435773" text:style-name="L1">
        <text:list-item>
          <text:p text:style-name="P68">Dołączanie obszaru pamięci dzielonej.</text:p>
        </text:list-item>
      </text:list>
      <text:p text:style-name="P22"/>
      <text:p text:style-name="P23"><text:tab/><text:span text:style-name="T32">Do dołączenia obszaru pamięci dzielonej celem korzystania z niej należy wykorzystać <text:tab/>funkcję shmat, która zwraca adres początkowy segmentu pamięci wspólnej lub -1 w <text:tab/>przypadku błędu.</text:span></text:p>
      <text:p text:style-name="P22"><text:span text:style-name="T29"><text:tab/></text:span>Prototyp funkcji:</text:p>
      <text:p text:style-name="P22"><text:span text:style-name="T29"><text:tab/></text:span><text:span text:style-name="T41">char *shmat(int shmid, char *shmaddr, int shmflag)</text:span><text:span text:style-name="T43">, gdzie:</text:span></text:p>
      <text:list xml:id="list6185863422800767739" text:style-name="L3">
        <text:list-item>
          <text:list>
            <text:list-item>
              <text:list>
                <text:list-item>
                  <text:p text:style-name="P79"><text:span text:style-name="T12"><text:s/></text:span><text:span text:style-name="T9">s</text:span><text:span text:style-name="T11">h</text:span><text:span text:style-name="T10">mid </text:span><text:span text:style-name="T13">– identyfikator </text:span><text:span text:style-name="T14">pamięci dzielonej zwrócony przez shmget.</text:span></text:p>
                </text:list-item>
                <text:list-item>
                  <text:p text:style-name="P76"><text:span text:style-name="T13"><text:s/></text:span><text:span text:style-name="T15">shmflag</text:span><text:span text:style-name="T13"> – </text:span><text:span text:style-name="T14">znacznik, np. SHM_RDONLY.</text:span></text:p>
                </text:list-item>
                <text:list-item>
                  <text:p text:style-name="P77"><text:span text:style-name="T17">s</text:span><text:span text:style-name="T16">hmaddr:</text:span></text:p>
                </text:list-item>
              </text:list>
            </text:list-item>
          </text:list>
        </text:list-item>
      </text:list>
      <text:p text:style-name="P24"><text:span text:style-name="T29"><text:tab/><text:tab/>Pole </text:span>s<text:span text:style-name="T55">hmaddr</text:span><text:span text:style-name="T29"> można określić następująco:</text:span></text:p>
      <text:list xml:id="list6683292392768848721" text:style-name="L4">
        <text:list-item>
          <text:p text:style-name="P72">jeśli <text:span text:style-name="T55">shmaddr = 0 to system sam wybiera adres</text:span></text:p>
        </text:list-item>
        <text:list-item>
          <text:p text:style-name="P73">jeśli shmaddr != 0 to przekazywany adres zależy od tego, czy ustawiony jest znacznik SHM_RND:</text:p>
          <text:list>
            <text:list-item>
              <text:p text:style-name="P73">jeśli ustawiony jest SHM_RND to przekazywany adres zacznie się od adresu zaokrąglonego w dół o wartości stałej SHMLBA (Lower Boundary Address)</text:p>
            </text:list-item>
            <text:list-item>
              <text:p text:style-name="P73">jeśli nieustawiony to segment pamięci wspólnej będzie podłączony od adresu określonego przez argument shmaddr.</text:p>
            </text:list-item>
          </text:list>
        </text:list-item>
      </text:list>
      <text:list xml:id="list212548477160997" text:continue-list="list212549011396973" text:style-name="L1">
        <text:list-item>
          <text:p text:style-name="P80"><text:soft-page-break/>Sterowanie <text:span text:style-name="T55">pamięcią dzieloną:</text:span></text:p>
        </text:list-item>
      </text:list>
      <text:p text:style-name="P59"/>
      <text:p text:style-name="P10"><text:tab/><text:span text:style-name="T29">Do </text:span><text:span text:style-name="T30">sterowania </text:span><text:span text:style-name="T33">pamięcią dzieloną</text:span><text:span text:style-name="T30"> służy funkcja s</text:span><text:span text:style-name="T33">h</text:span><text:span text:style-name="T30">mctl.</text:span></text:p>
      <text:p text:style-name="P8"><text:span text:style-name="T30"><text:tab/></text:span><text:span text:style-name="T35">Prototyp funkcji:</text:span></text:p>
      <text:p text:style-name="P8"><text:span text:style-name="T30"><text:tab/></text:span><text:span text:style-name="T40">int s</text:span><text:span text:style-name="T42">h</text:span><text:span text:style-name="T40">mctl(int s</text:span><text:span text:style-name="T42">h</text:span><text:span text:style-name="T40">mid, </text:span><text:span text:style-name="T42">i</text:span><text:span text:style-name="T40">nt cmd, </text:span><text:span text:style-name="T42">struct shmid_ds *buf</text:span><text:span text:style-name="T40">)</text:span><text:span text:style-name="T30">, gdzie:</text:span></text:p>
      <text:list xml:id="list5547205016746375468" text:style-name="L5">
        <text:list-item>
          <text:p text:style-name="P69">s<text:span text:style-name="T55">h</text:span>mid <text:span text:style-name="T29">– identyfikator </text:span><text:span text:style-name="T33">pamięci dzielonej zwrócony przez funkcję shmget.</text:span></text:p>
        </text:list-item>
        <text:list-item>
          <text:p text:style-name="P69">cmd <text:span text:style-name="T29">– polecenie, </text:span><text:span text:style-name="T33">np.: </text:span><text:span text:style-name="T39">IPC_RMID</text:span><text:span text:style-name="T29"> – usunięcie </text:span><text:span text:style-name="T33">segmentu pamięci dzielonej</text:span></text:p>
        </text:list-item>
      </text:list>
      <text:p text:style-name="P31"/>
      <text:list xml:id="list212547613296925" text:continue-list="list212548477160997" text:style-name="L1">
        <text:list-item>
          <text:p text:style-name="P81">Odłączanie pamięci dzielonej:</text:p>
        </text:list-item>
      </text:list>
      <text:p text:style-name="P60"/>
      <text:p text:style-name="P11"><text:tab/><text:span text:style-name="T33">Odłączenie pamięci wspólnej dokonywane jest za pomocą funkcji shmdt.</text:span></text:p>
      <text:p text:style-name="P9"><text:span text:style-name="T31"><text:tab/></text:span><text:span text:style-name="T36">Prototyp funkcji:</text:span></text:p>
      <text:p text:style-name="P9"><text:span text:style-name="T31"><text:tab/></text:span><text:span text:style-name="T42">int shmdt(char <text:s/>*shmaddr)</text:span></text:p>
      <text:list xml:id="list712319252218864827" text:style-name="L6">
        <text:list-item>
          <text:p text:style-name="P74">shmaddr – adres początkowy segmentu pamięci wspólnej.</text:p>
        </text:list-item>
      </text:list>
      <text:p text:style-name="P32"><text:tab/><text:span text:style-name="T56">Funkcja ta nie usuwa segmentu pamięci wspólnej.</text:span></text:p>
      <text:p text:style-name="P32"><text:tab/></text:p>
      <text:p text:style-name="P34">Zadanie 2.</text:p>
      <text:p text:style-name="P25"/>
      <text:p text:style-name="P28">Polecenie:</text:p>
      <text:p text:style-name="P33">Napisać program serwera, który:</text:p>
      <text:list xml:id="list3475377150903968572" text:style-name="L7">
        <text:list-item>
          <text:p text:style-name="P82"><text:span text:style-name="T2">tworzy segment pamięci dzielonej o wielkości pozwalającej na zapis zmiennej typu </text:span><text:span text:style-name="Emphasis"><text:span text:style-name="T2">int.</text:span></text:span></text:p>
        </text:list-item>
        <text:list-item>
          <text:p text:style-name="P84">tworzy dwa semafory: 1 opuszczony, 2 podniesiony.</text:p>
        </text:list-item>
        <text:list-item>
          <text:p text:style-name="P84">w pętli wykonuje: opuszcza semafor 2, odczekuje losowy czas od 0 do 1 sekundy, wpisuje kolejną (poczynając od 1) liczbę do zmiennej dzielonej, podnosi semafor 1.</text:p>
        </text:list-item>
        <text:list-item>
          <text:p text:style-name="P84">program powinien usuwać pamięć dzieloną i semafory po naciśnięciu ctrl^c.</text:p>
        </text:list-item>
        <text:list-item>
          <text:p text:style-name="P84">należy zadbać by tylko jeden program serwera tworzył semafory i pamięć (tryb exclusive).</text:p>
        </text:list-item>
      </text:list>
      <text:p text:style-name="P33"/>
      <text:p text:style-name="P25">Kod źródłowy:</text:p>
      <text:p text:style-name="P25"/>
      <text:p text:style-name="P15"><text:span text:style-name="T4">#include </text:span><text:span text:style-name="T6">&lt;stdio.h&gt;</text:span></text:p>
      <text:p text:style-name="P50"><text:span text:style-name="T4">#include </text:span><text:span text:style-name="T6">&lt;stdlib.h&gt;</text:span></text:p>
      <text:p text:style-name="P50"><text:span text:style-name="T4">#include </text:span><text:span text:style-name="T6">&lt;unistd.h&gt;</text:span></text:p>
      <text:p text:style-name="P50"><text:span text:style-name="T4">#include </text:span><text:span text:style-name="T6">&lt;sys/types.h&gt;</text:span></text:p>
      <text:p text:style-name="P50"><text:span text:style-name="T4">#include </text:span><text:span text:style-name="T6">&lt;sys/ipc.h&gt;</text:span></text:p>
      <text:p text:style-name="P50"><text:span text:style-name="T4">#include </text:span><text:span text:style-name="T6">&lt;sys/shm.h&gt;</text:span></text:p>
      <text:p text:style-name="P50"><text:span text:style-name="T4">#include </text:span><text:span text:style-name="T6">&lt;sys/sem.h&gt;</text:span></text:p>
      <text:p text:style-name="P50"><text:span text:style-name="T4">#include </text:span><text:span text:style-name="T6">&lt;signal.h&gt;</text:span></text:p>
      <text:p text:style-name="P55"/>
      <text:p text:style-name="P50"><text:span text:style-name="T4">static</text:span> <text:span text:style-name="T4">struct</text:span> sembuf op_unlock_1[<text:span text:style-name="T7">1</text:span>] = {{<text:span text:style-name="T7">0</text:span>,<text:span text:style-name="T7">1</text:span>,<text:span text:style-name="T7">0</text:span>}};</text:p>
      <text:p text:style-name="P50"><text:span text:style-name="T4">static</text:span> <text:span text:style-name="T4">struct</text:span> sembuf op_lock_2[<text:span text:style-name="T7">1</text:span>] = {{<text:span text:style-name="T7">1</text:span>,-<text:span text:style-name="T7">1</text:span>,<text:span text:style-name="T7">0</text:span>}};</text:p>
      <text:p text:style-name="P55"/>
      <text:p text:style-name="P50"><text:span text:style-name="T4">int</text:span> run = <text:span text:style-name="T7">1</text:span>;</text:p>
      <text:p text:style-name="P50"><text:span text:style-name="T4">int</text:span> semid;</text:p>
      <text:p text:style-name="P50"><text:span text:style-name="T4">int</text:span> shmid;</text:p>
      <text:p text:style-name="P50"><text:span text:style-name="T5">int</text:span> *shmp;</text:p>
      <text:p text:style-name="P55"/>
      <text:p text:style-name="P50"><text:soft-page-break/><text:span text:style-name="T4">void</text:span> unlock_sem_1(<text:span text:style-name="T4">int</text:span> semid)</text:p>
      <text:p text:style-name="P50">{</text:p>
      <text:p text:style-name="P50"><text:span text:style-name="T4"><text:tab/>if</text:span>(semop(semid,&amp;op_unlock_1[<text:span text:style-name="T7">0</text:span>],<text:span text:style-name="T7">1</text:span>)&lt;<text:span text:style-name="T7">0</text:span>)</text:p>
      <text:p text:style-name="P50"><text:tab/>{</text:p>
      <text:p text:style-name="P50"><text:tab/><text:tab/>perror(<text:span text:style-name="T6">"[SERWER] Blad odblokowania semafora 1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Odblokowano semafor 1\n"</text:span>);</text:p>
      <text:p text:style-name="P50"><text:tab/>}</text:p>
      <text:p text:style-name="P50">}</text:p>
      <text:p text:style-name="P55"/>
      <text:p text:style-name="P50"><text:span text:style-name="T4">void</text:span> lock_sem_2(<text:span text:style-name="T4">int</text:span> semid)</text:p>
      <text:p text:style-name="P50">{</text:p>
      <text:p text:style-name="P50"><text:span text:style-name="T4"><text:tab/>if</text:span>(semop(semid,&amp;op_lock_2[<text:span text:style-name="T7">0</text:span>],<text:span text:style-name="T7">1</text:span>)&lt;<text:span text:style-name="T7">0</text:span>)</text:p>
      <text:p text:style-name="P50"><text:tab/>{</text:p>
      <text:p text:style-name="P50"><text:tab/><text:tab/>perror(<text:span text:style-name="T6">"[SERWER] Blad blokowania semafora! 2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Zblokowano semafor 2\n"</text:span>);</text:p>
      <text:p text:style-name="P50"><text:tab/>}<text:tab/></text:p>
      <text:p text:style-name="P50">}</text:p>
      <text:p text:style-name="P55"/>
      <text:p text:style-name="P50"><text:span text:style-name="T4">void</text:span> close_serwer_handler(<text:span text:style-name="T4">int</text:span> nr_sig)</text:p>
      <text:p text:style-name="P50">{</text:p>
      <text:p text:style-name="P50"><text:tab/>run = <text:span text:style-name="T7">0</text:span>;</text:p>
      <text:p text:style-name="P50"><text:tab/>printf(<text:span text:style-name="T6">"[SERWER] Zamykam serwer!\n"</text:span>);</text:p>
      <text:p text:style-name="P50"><text:span text:style-name="T4"><text:tab/>if</text:span>(shmdt(shmp)&lt;<text:span text:style-name="T7">0</text:span>)</text:p>
      <text:p text:style-name="P50"><text:tab/>{</text:p>
      <text:p text:style-name="P50"><text:tab/><text:tab/>perror(<text:span text:style-name="T6">"[SERWER] Blad odlaczania pamieci dzielonej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Pomyslnie odlaczono pamiec dzielona!\n"</text:span>);</text:p>
      <text:p text:style-name="P50"><text:tab/>}</text:p>
      <text:p text:style-name="P50"><text:span text:style-name="T4"><text:tab/>if</text:span>(semctl(semid,<text:span text:style-name="T7">0</text:span>,IPC_RMID,<text:span text:style-name="T7">0</text:span>)&lt;<text:span text:style-name="T7">0</text:span>)</text:p>
      <text:p text:style-name="P50"><text:tab/>{</text:p>
      <text:p text:style-name="P50"><text:tab/><text:tab/>perror(<text:span text:style-name="T6">"[SERWER] Blad usuwania zbioru semaforow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Pomyslnie usunieto zbior semaforow!\n"</text:span>);</text:p>
      <text:p text:style-name="P50"><text:tab/>}</text:p>
      <text:p text:style-name="P50"><text:span text:style-name="T4"><text:tab/>if</text:span>(shmctl(shmid,IPC_RMID,<text:span text:style-name="T4">NULL</text:span>)&lt;<text:span text:style-name="T7">0</text:span>)</text:p>
      <text:p text:style-name="P50"><text:tab/>{</text:p>
      <text:p text:style-name="P50"><text:tab/><text:tab/>perror(<text:span text:style-name="T6">"[SERWER] Blad usuwania pamieci dzielonej!\n"</text:span>);</text:p>
      <text:p text:style-name="P50"><text:tab/>}</text:p>
      <text:p text:style-name="P56"/>
      <text:p text:style-name="P56"><text:soft-page-break/><text:tab/>else</text:p>
      <text:p text:style-name="P50"><text:tab/>{</text:p>
      <text:p text:style-name="P50"><text:tab/><text:tab/>printf(<text:span text:style-name="T6">"[SERWER] Pomyslnie usunieto pamiec dzielona!\n"</text:span>);</text:p>
      <text:p text:style-name="P50"><text:tab/>}</text:p>
      <text:p text:style-name="P50"><text:tab/>exit(<text:span text:style-name="T7">1</text:span>);</text:p>
      <text:p text:style-name="P50">}</text:p>
      <text:p text:style-name="P55"/>
      <text:p text:style-name="P50"><text:span text:style-name="T4">int</text:span> create_shared_memory()</text:p>
      <text:p text:style-name="P50">{</text:p>
      <text:p text:style-name="P50"><text:tab/>shmid = shmget(ftok(<text:span text:style-name="T6">"serwer.c"</text:span>,<text:span text:style-name="T7">3</text:span>),<text:span text:style-name="T4">sizeof</text:span>(<text:span text:style-name="T4">int</text:span>),IPC_CREAT|IPC_EXCL|<text:span text:style-name="T7">0666</text:span>);</text:p>
      <text:p text:style-name="P50"><text:span text:style-name="T4"><text:tab/>if</text:span>(shmid == -<text:span text:style-name="T7">1</text:span>)</text:p>
      <text:p text:style-name="P50"><text:tab/>{</text:p>
      <text:p text:style-name="P50"><text:tab/><text:tab/>perror(<text:span text:style-name="T6">"[SERWER] Blad tworzenia pamieci dzielonej!\n"</text:span>);</text:p>
      <text:p text:style-name="P50"><text:tab/><text:tab/><text:span text:style-name="T58">exit(0);</text:span>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Utworzono pamiec dzielona!\n"</text:span>);</text:p>
      <text:p text:style-name="P50"><text:tab/>}</text:p>
      <text:p text:style-name="P50"><text:span text:style-name="T4"><text:tab/>return</text:span> shmid;</text:p>
      <text:p text:style-name="P50">}</text:p>
      <text:p text:style-name="P55"/>
      <text:p text:style-name="P50"><text:span text:style-name="T4">void</text:span> attach_shared_memory()</text:p>
      <text:p text:style-name="P50">{</text:p>
      <text:p text:style-name="P50"><text:tab/>shmp = shmat(shmid,<text:span text:style-name="T7">0</text:span>,<text:span text:style-name="T7">0</text:span>);</text:p>
      <text:p text:style-name="P50"><text:span text:style-name="T4"><text:tab/>if</text:span>(shmp == <text:span text:style-name="T4">NULL</text:span>)</text:p>
      <text:p text:style-name="P50"><text:tab/>{</text:p>
      <text:p text:style-name="P50"><text:tab/><text:tab/>perror(<text:span text:style-name="T6">"[SERWER] Blad dolaczenia pamieci dzielonej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Pomyslnie dolaczono pamiec dzielona!\n"</text:span>);</text:p>
      <text:p text:style-name="P50"><text:tab/>}</text:p>
      <text:p text:style-name="P50">}</text:p>
      <text:p text:style-name="P55"/>
      <text:p text:style-name="P50"><text:span text:style-name="T4">int</text:span> create_semaphores()</text:p>
      <text:p text:style-name="P50">{</text:p>
      <text:p text:style-name="P50"><text:tab/>semid = semget(ftok(<text:span text:style-name="T6">"serwer.c"</text:span>,<text:span text:style-name="T7">3</text:span>),<text:span text:style-name="T7">2</text:span>,IPC_CREAT|<text:span text:style-name="T7">0666</text:span>);</text:p>
      <text:p text:style-name="P50"><text:span text:style-name="T4"><text:tab/>if</text:span>(semid &lt; <text:span text:style-name="T7">0</text:span>)</text:p>
      <text:p text:style-name="P50"><text:tab/>{</text:p>
      <text:p text:style-name="P50"><text:tab/><text:tab/>perror(<text:span text:style-name="T6">"[SERWER] Blad tworzenia zbioru semaforow.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SERWER] Poprawnie utworzono zbior semaforow!\n"</text:span>);</text:p>
      <text:p text:style-name="P50"><text:tab/>}</text:p>
      <text:p text:style-name="P50"><text:span text:style-name="T4"><text:tab/>return</text:span> semid;</text:p>
      <text:p text:style-name="P50">}</text:p>
      <text:p text:style-name="P55"/>
      <text:p text:style-name="P55"><text:soft-page-break/></text:p>
      <text:p text:style-name="P50"><text:span text:style-name="T4">void</text:span> program_loop()</text:p>
      <text:p text:style-name="P50">{</text:p>
      <text:p text:style-name="P50"><text:tab/>srand(getpid());</text:p>
      <text:p text:style-name="P50"><text:span text:style-name="T4"><text:tab/>int</text:span> i = <text:span text:style-name="T7">1</text:span>;</text:p>
      <text:p text:style-name="P50"><text:span text:style-name="T4"><text:tab/>while</text:span>(run)</text:p>
      <text:p text:style-name="P50"><text:tab/>{</text:p>
      <text:p text:style-name="P50"><text:tab/><text:tab/>lock_sem_2(semid);</text:p>
      <text:p text:style-name="P50"><text:span text:style-name="T4"><text:tab/><text:tab/>int</text:span> time = rand()%<text:span text:style-name="T7">1000001</text:span>;</text:p>
      <text:p text:style-name="P50"><text:tab/><text:tab/>printf(<text:span text:style-name="T6">"Czekam: %d\n"</text:span>,time);</text:p>
      <text:p text:style-name="P50"><text:tab/><text:tab/>*shmp = i;</text:p>
      <text:p text:style-name="P50"><text:tab/><text:tab/>i++;</text:p>
      <text:p text:style-name="P50"><text:tab/><text:tab/>unlock_sem_1(semid);</text:p>
      <text:p text:style-name="P50"><text:tab/><text:tab/>usleep(time);</text:p>
      <text:p text:style-name="P50"><text:tab/>}</text:p>
      <text:p text:style-name="P50">}</text:p>
      <text:p text:style-name="P55"/>
      <text:p text:style-name="P50"><text:span text:style-name="T4">int</text:span> main(<text:span text:style-name="T4">void</text:span>)</text:p>
      <text:p text:style-name="P50">{</text:p>
      <text:p text:style-name="P50"><text:tab/>signal(SIGINT,close_serwer_handler);</text:p>
      <text:p text:style-name="P50"><text:tab/>create_shared_memory();</text:p>
      <text:p text:style-name="P50"><text:tab/>attach_shared_memory();</text:p>
      <text:p text:style-name="P50"><text:tab/>create_semaphores();</text:p>
      <text:p text:style-name="P50"><text:tab/>program_loop();</text:p>
      <text:p text:style-name="P50"><text:span text:style-name="T4"><text:tab/>return</text:span> <text:span text:style-name="T7">0</text:span>;</text:p>
      <text:p text:style-name="P50">}</text:p>
      <text:p text:style-name="P20"/>
      <text:p text:style-name="P49"/>
      <text:p text:style-name="P53">Kompilacja:</text:p>
      <text:p text:style-name="P54"><text:span text:style-name="T44">83613@st11-lab312:~/</text:span><text:span text:style-name="T45">pw</text:span><text:span text:style-name="T44">$ </text:span><text:span text:style-name="T50">gcc </text:span><text:span text:style-name="T51">serwer</text:span><text:span text:style-name="T50">.c -Wall -o </text:span><text:span text:style-name="T51">serwer</text:span></text:p>
      <text:p text:style-name="P51"/>
      <text:p text:style-name="P53">Uruchomienie:</text:p>
      <text:p text:style-name="P54"><text:span text:style-name="T44">83613@st11-lab312:~/</text:span><text:span text:style-name="T45">pw</text:span><text:span text:style-name="T44">$ </text:span><text:span text:style-name="T50">./</text:span><text:span text:style-name="T51">serwer</text:span></text:p>
      <text:p text:style-name="P51"/>
      <text:p text:style-name="P53">Wynik zadziałania:</text:p>
      <text:p text:style-name="P52">[SERWER] Utworzono pamiec dzielona!</text:p>
      <text:p text:style-name="P52">[SERWER] Pomyslnie dolaczono pamiec dzielona!</text:p>
      <text:p text:style-name="P52">[SERWER] Poprawnie utworzono zbior semaforow!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35">Zadanie 3.</text:p>
      <text:p text:style-name="P35"/>
      <text:p text:style-name="P29">Polecenie:</text:p>
      <text:list xml:id="list1554590007767190059" text:style-name="L8">
        <text:list-item>
          <text:p text:style-name="P75">Napisać program serwera, który:</text:p>
        </text:list-item>
        <text:list-item>
          <text:p text:style-name="P75"><text:span text:style-name="Emphasis"><text:span text:style-name="T3">podłącza się do segmentów pamięci i semaforów.</text:span></text:span></text:p>
        </text:list-item>
        <text:list-item>
          <text:p text:style-name="P85">w pętli (10 razy) podnosi semafor 2, opuszcza semafor 1, odczytuje wartość z pamięci dzielonej, wyświetla wartość, odczekuje losowy czas od 0 do 1 sekundy.</text:p>
        </text:list-item>
        <text:list-item>
          <text:p text:style-name="P85">sprawdzić działanie kilku klientów naraz.</text:p>
        </text:list-item>
        <text:list-item>
          <text:p text:style-name="P85">czy istnieje niebezpieczeństwo, że dwóch klientów dostanie tą samą liczbę?</text:p>
        </text:list-item>
      </text:list>
      <text:list xml:id="list212547923236605" text:continue-list="list3475377150903968572" text:style-name="L7">
        <text:list-header>
          <text:p text:style-name="P83"/>
        </text:list-header>
      </text:list>
      <text:p text:style-name="P26">Kod źródłowy:</text:p>
      <text:p text:style-name="P26"/>
      <text:p text:style-name="P16"><text:span text:style-name="T4">#include </text:span><text:span text:style-name="T6">&lt;stdio.h&gt;</text:span></text:p>
      <text:p text:style-name="P50"><text:span text:style-name="T4">#include </text:span><text:span text:style-name="T6">&lt;stdlib.h&gt;</text:span></text:p>
      <text:p text:style-name="P50"><text:span text:style-name="T4">#include </text:span><text:span text:style-name="T6">&lt;unistd.h&gt;</text:span></text:p>
      <text:p text:style-name="P50"><text:span text:style-name="T4">#include </text:span><text:span text:style-name="T6">&lt;sys/types.h&gt;</text:span></text:p>
      <text:p text:style-name="P50"><text:span text:style-name="T4">#include </text:span><text:span text:style-name="T6">&lt;sys/ipc.h&gt;</text:span></text:p>
      <text:p text:style-name="P50"><text:span text:style-name="T4">#include </text:span><text:span text:style-name="T6">&lt;sys/shm.h&gt;</text:span></text:p>
      <text:p text:style-name="P50"><text:span text:style-name="T4">#include </text:span><text:span text:style-name="T6">&lt;sys/sem.h&gt;</text:span></text:p>
      <text:p text:style-name="P50"><text:span text:style-name="T4">#include </text:span><text:span text:style-name="T6">&lt;signal.h&gt;</text:span></text:p>
      <text:p text:style-name="P55"/>
      <text:p text:style-name="P50"><text:span text:style-name="T4">static</text:span> <text:span text:style-name="T4">struct</text:span> sembuf op_lock_1[<text:span text:style-name="T7">1</text:span>] = {{<text:span text:style-name="T7">0</text:span>,-<text:span text:style-name="T7">1</text:span>,<text:span text:style-name="T7">0</text:span>}};</text:p>
      <text:p text:style-name="P50"><text:span text:style-name="T4">static</text:span> <text:span text:style-name="T4">struct</text:span> sembuf op_unlock_2[<text:span text:style-name="T7">1</text:span>] = {{<text:span text:style-name="T7">1</text:span>,<text:span text:style-name="T7">1</text:span>,<text:span text:style-name="T7">0</text:span>}};</text:p>
      <text:p text:style-name="P55"/>
      <text:p text:style-name="P50"><text:span text:style-name="T4">int</text:span> semid;</text:p>
      <text:p text:style-name="P50"><text:span text:style-name="T4">int</text:span> shmid;</text:p>
      <text:p text:style-name="P50"><text:span text:style-name="T5">int</text:span> *shmp;</text:p>
      <text:p text:style-name="P55"/>
      <text:p text:style-name="P50"><text:span text:style-name="T4">void</text:span> lock_sem_1(<text:span text:style-name="T4">int</text:span> semid)</text:p>
      <text:p text:style-name="P50">{</text:p>
      <text:p text:style-name="P50"><text:span text:style-name="T4"><text:tab/>if</text:span>(semop(semid,&amp;op_lock_1[<text:span text:style-name="T7">0</text:span>],<text:span text:style-name="T7">1</text:span>)&lt;<text:span text:style-name="T7">0</text:span>)</text:p>
      <text:p text:style-name="P50"><text:tab/>{</text:p>
      <text:p text:style-name="P50"><text:tab/><text:tab/>perror(<text:span text:style-name="T6">"[KLIENT] Blad blokowania semafora 1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KLIENT] Zblokowano semafor 1\n"</text:span>);</text:p>
      <text:p text:style-name="P50"><text:tab/>}</text:p>
      <text:p text:style-name="P50">}</text:p>
      <text:p text:style-name="P55"/>
      <text:p text:style-name="P50"><text:span text:style-name="T4">void</text:span> unlock_sem_2(<text:span text:style-name="T4">int</text:span> semid)</text:p>
      <text:p text:style-name="P50">{</text:p>
      <text:p text:style-name="P50"><text:span text:style-name="T4"><text:tab/>if</text:span>(semop(semid,&amp;op_unlock_2[<text:span text:style-name="T7">0</text:span>],<text:span text:style-name="T7">1</text:span>)&lt;<text:span text:style-name="T7">0</text:span>)</text:p>
      <text:p text:style-name="P50"><text:tab/>{</text:p>
      <text:p text:style-name="P50"><text:tab/><text:tab/>perror(<text:span text:style-name="T6">"[KLIENT] Blad odblokowania semafora 2!\n"</text:span>);</text:p>
      <text:p text:style-name="P50"><text:tab/>}</text:p>
      <text:p text:style-name="P57"><text:tab/></text:p>
      <text:p text:style-name="P57"><text:soft-page-break/></text:p>
      <text:p text:style-name="P57"><text:tab/>else</text:p>
      <text:p text:style-name="P50"><text:tab/>{</text:p>
      <text:p text:style-name="P50"><text:tab/><text:tab/>printf(<text:span text:style-name="T6">"[KLIENT] Odlokowano semafor 2\n"</text:span>);</text:p>
      <text:p text:style-name="P50"><text:tab/>}</text:p>
      <text:p text:style-name="P50">}</text:p>
      <text:p text:style-name="P55"/>
      <text:p text:style-name="P50"><text:span text:style-name="T4">int</text:span> create_shared_memory()</text:p>
      <text:p text:style-name="P50">{</text:p>
      <text:p text:style-name="P50"><text:tab/>shmid = shmget(ftok(<text:span text:style-name="T6">"serwer.c"</text:span>,<text:span text:style-name="T7">3</text:span>),<text:span text:style-name="T4">sizeof</text:span>(<text:span text:style-name="T4">int</text:span>),<text:span text:style-name="T7">0666</text:span>);</text:p>
      <text:p text:style-name="P50"><text:span text:style-name="T4"><text:tab/>if</text:span>(shmid == -<text:span text:style-name="T7">1</text:span>)</text:p>
      <text:p text:style-name="P50"><text:tab/>{</text:p>
      <text:p text:style-name="P50"><text:tab/><text:tab/>perror(<text:span text:style-name="T6">"[KLIENT] Blad tworzenia pamieci dzielonej!\n"</text:span>);</text:p>
      <text:p text:style-name="P50"><text:tab/><text:tab/>exit(<text:span text:style-name="T7">0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KLIENT] Utworzono pamiec dzielona!\n"</text:span>);</text:p>
      <text:p text:style-name="P50"><text:tab/>}</text:p>
      <text:p text:style-name="P50"><text:span text:style-name="T4"><text:tab/>return</text:span> shmid;</text:p>
      <text:p text:style-name="P50">}</text:p>
      <text:p text:style-name="P55"/>
      <text:p text:style-name="P50"><text:span text:style-name="T4">void</text:span> attach_shared_memory()</text:p>
      <text:p text:style-name="P50">{</text:p>
      <text:p text:style-name="P50"><text:tab/>shmp = shmat(shmid,<text:span text:style-name="T7">0</text:span>,<text:span text:style-name="T7">0</text:span>);</text:p>
      <text:p text:style-name="P50"><text:span text:style-name="T4"><text:tab/>if</text:span>(shmp == <text:span text:style-name="T4">NULL</text:span>)</text:p>
      <text:p text:style-name="P50"><text:tab/>{</text:p>
      <text:p text:style-name="P50"><text:tab/><text:tab/>perror(<text:span text:style-name="T6">"[KLIENT] Blad dolaczenia pamieci dzielonej!\n"</text:span>);</text:p>
      <text:p text:style-name="P50"><text:tab/><text:tab/>exit(<text:span text:style-name="T7">0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KLIENT] Pomyslnie dolaczono pamiec dzielona!\n"</text:span>);</text:p>
      <text:p text:style-name="P50"><text:tab/>}</text:p>
      <text:p text:style-name="P50">}</text:p>
      <text:p text:style-name="P55"/>
      <text:p text:style-name="P50"><text:span text:style-name="T4">int</text:span> create_semaphores()</text:p>
      <text:p text:style-name="P50">{</text:p>
      <text:p text:style-name="P50"><text:tab/>semid = semget(ftok(<text:span text:style-name="T6">"serwer.c"</text:span>,<text:span text:style-name="T7">3</text:span>),<text:span text:style-name="T7">2</text:span>,<text:span text:style-name="T7">0666</text:span>);</text:p>
      <text:p text:style-name="P50"><text:span text:style-name="T4"><text:tab/>if</text:span>(semid &lt; <text:span text:style-name="T7">0</text:span>)</text:p>
      <text:p text:style-name="P50"><text:tab/>{</text:p>
      <text:p text:style-name="P50"><text:tab/><text:tab/>perror(<text:span text:style-name="T6">"[KLIENT] Blad tworzenia zbioru semaforow.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KLIENT] Poprawnie utworzono zbior semaforow!\n"</text:span>);</text:p>
      <text:p text:style-name="P50"><text:tab/>}</text:p>
      <text:p text:style-name="P50"><text:span text:style-name="T4"><text:tab/>return</text:span> semid;</text:p>
      <text:p text:style-name="P50">}</text:p>
      <text:p text:style-name="P55"><text:soft-page-break/></text:p>
      <text:p text:style-name="P50"><text:span text:style-name="T4">void</text:span> program_loop()</text:p>
      <text:p text:style-name="P50">{</text:p>
      <text:p text:style-name="P50"><text:span text:style-name="T4"><text:tab/>int</text:span> it = <text:span text:style-name="T7">0</text:span>;</text:p>
      <text:p text:style-name="P50"><text:span text:style-name="T4"><text:tab/>int</text:span> value;</text:p>
      <text:p text:style-name="P50"><text:span text:style-name="T4"><text:tab/>while</text:span>(it&lt;<text:span text:style-name="T7">10</text:span>)</text:p>
      <text:p text:style-name="P50"><text:tab/>{</text:p>
      <text:p text:style-name="P50"><text:tab/><text:tab/>unlock_sem_2(semid);</text:p>
      <text:p text:style-name="P50"><text:tab/><text:tab/>lock_sem_1(semid);</text:p>
      <text:p text:style-name="P50"><text:tab/><text:tab/>value = *shmp;</text:p>
      <text:p text:style-name="P50"><text:tab/><text:tab/>printf(<text:span text:style-name="T6">"Wartosc: %d\n"</text:span>,value);</text:p>
      <text:p text:style-name="P50"><text:span text:style-name="T4"><text:tab/><text:tab/>int</text:span> time = rand()%<text:span text:style-name="T7">1000001</text:span>;</text:p>
      <text:p text:style-name="P50"><text:tab/><text:tab/>usleep(time);</text:p>
      <text:p text:style-name="P50"><text:tab/><text:tab/>it++;</text:p>
      <text:p text:style-name="P50"><text:tab/>}</text:p>
      <text:p text:style-name="P50">}</text:p>
      <text:p text:style-name="P55"/>
      <text:p text:style-name="P50"><text:span text:style-name="T4">void</text:span> detach_shared_memory()</text:p>
      <text:p text:style-name="P50">{</text:p>
      <text:p text:style-name="P50"><text:span text:style-name="T4"><text:tab/>if</text:span>(shmdt(shmp)&lt;<text:span text:style-name="T7">0</text:span>)</text:p>
      <text:p text:style-name="P50"><text:tab/>{</text:p>
      <text:p text:style-name="P50"><text:tab/><text:tab/>perror(<text:span text:style-name="T6">"[KLIENT] Blad odlaczania pamieci dzielonej!\n"</text:span>);</text:p>
      <text:p text:style-name="P50"><text:tab/>}</text:p>
      <text:p text:style-name="P56"><text:tab/>else</text:p>
      <text:p text:style-name="P50"><text:tab/>{</text:p>
      <text:p text:style-name="P50"><text:tab/><text:tab/>printf(<text:span text:style-name="T6">"[KLIENT] Pomyslnie odlaczono pamiec dzielona!\n"</text:span>);</text:p>
      <text:p text:style-name="P50"><text:tab/>}</text:p>
      <text:p text:style-name="P50">}</text:p>
      <text:p text:style-name="P55"/>
      <text:p text:style-name="P50"><text:span text:style-name="T4">int</text:span> main(<text:span text:style-name="T4">void</text:span>)</text:p>
      <text:p text:style-name="P50">{</text:p>
      <text:p text:style-name="P50"><text:tab/>create_shared_memory();</text:p>
      <text:p text:style-name="P50"><text:tab/>attach_shared_memory();</text:p>
      <text:p text:style-name="P50"><text:tab/>create_semaphores();</text:p>
      <text:p text:style-name="P50"><text:tab/>program_loop();</text:p>
      <text:p text:style-name="P50"><text:tab/>detach_shared_memory();</text:p>
      <text:p text:style-name="P50"><text:span text:style-name="T4"><text:tab/>return</text:span> <text:span text:style-name="T7">0</text:span>;</text:p>
      <text:p text:style-name="P50">}</text:p>
      <text:p text:style-name="P21"/>
      <text:p text:style-name="P26"/>
      <text:p text:style-name="P27">Kompilacja:</text:p>
      <text:p text:style-name="P19"><text:span text:style-name="T46">83613@st11-lab312:~/</text:span><text:span text:style-name="T47">pw</text:span><text:span text:style-name="T46">$ </text:span><text:span text:style-name="T52">gcc </text:span><text:span text:style-name="T53">klient</text:span><text:span text:style-name="T52">.c -Wall -o </text:span><text:span text:style-name="T53">klient</text:span></text:p>
      <text:p text:style-name="P17"/>
      <text:p text:style-name="P27">Uruchomienie:</text:p>
      <text:p text:style-name="P19"><text:span text:style-name="T46">83613@st11-lab312:~/</text:span><text:span text:style-name="T47">pw</text:span><text:span text:style-name="T46">$ </text:span><text:span text:style-name="T48">./</text:span><text:span text:style-name="T49">klient</text:span></text:p>
      <text:p text:style-name="P18"/>
      <text:p text:style-name="P27"/>
      <text:p text:style-name="P27"/>
      <text:p text:style-name="P27"/>
      <text:p text:style-name="P27"><text:soft-page-break/></text:p>
      <text:p text:style-name="P27">Wynik zadziałania <text:span text:style-name="T57">(serwer + 2 klientów):</text:span></text:p>
      <text:p text:style-name="P27"/>
      <text:p text:style-name="P30">SERWER:</text:p>
      <text:p text:style-name="P36"/>
      <text:p text:style-name="P38">[SERWER] Utworzono pamiec dzielona!</text:p>
      <text:p text:style-name="P38">[SERWER] Pomyslnie dolaczono pamiec dzielona!</text:p>
      <text:p text:style-name="P38">[SERWER] Poprawnie utworzono zbior semaforow!</text:p>
      <text:p text:style-name="P38">[SERWER] Zblokowano semafor 2</text:p>
      <text:p text:style-name="P38">Czekam: 257637</text:p>
      <text:p text:style-name="P38">[SERWER] Odblokowano semafor 1</text:p>
      <text:p text:style-name="P38">[SERWER] Zblokowano semafor 2</text:p>
      <text:p text:style-name="P38">Czekam: 674463</text:p>
      <text:p text:style-name="P38">[SERWER] Odblokowano semafor 1</text:p>
      <text:p text:style-name="P38">[SERWER] Zblokowano semafor 2</text:p>
      <text:p text:style-name="P38">Czekam: 32999</text:p>
      <text:p text:style-name="P38">[SERWER] Odblokowano semafor 1</text:p>
      <text:p text:style-name="P38">[SERWER] Zblokowano semafor 2</text:p>
      <text:p text:style-name="P38">Czekam: 169965</text:p>
      <text:p text:style-name="P38">[SERWER] Odblokowano semafor 1</text:p>
      <text:p text:style-name="P38">[SERWER] Zblokowano semafor 2</text:p>
      <text:p text:style-name="P38">Czekam: 646633</text:p>
      <text:p text:style-name="P38">[SERWER] Odblokowano semafor 1</text:p>
      <text:p text:style-name="P38">[SERWER] Zblokowano semafor 2</text:p>
      <text:p text:style-name="P38">Czekam: 4347</text:p>
      <text:p text:style-name="P38">[SERWER] Odblokowano semafor 1</text:p>
      <text:p text:style-name="P38">[SERWER] Zblokowano semafor 2</text:p>
      <text:p text:style-name="P38">Czekam: 499633</text:p>
      <text:p text:style-name="P38">[SERWER] Odblokowano semafor 1</text:p>
      <text:p text:style-name="P38">[SERWER] Zblokowano semafor 2</text:p>
      <text:p text:style-name="P38">Czekam: 334797</text:p>
      <text:p text:style-name="P38">[SERWER] Odblokowano semafor 1</text:p>
      <text:p text:style-name="P38">[SERWER] Zblokowano semafor 2</text:p>
      <text:p text:style-name="P38">Czekam: 12880</text:p>
      <text:p text:style-name="P38">[SERWER] Odblokowano semafor 1</text:p>
      <text:p text:style-name="P38">[SERWER] Zblokowano semafor 2</text:p>
      <text:p text:style-name="P38">Czekam: 456386</text:p>
      <text:p text:style-name="P38">[SERWER] Odblokowano semafor 1</text:p>
      <text:p text:style-name="P38">[SERWER] Zblokowano semafor 2</text:p>
      <text:p text:style-name="P38">Czekam: 421062</text:p>
      <text:p text:style-name="P38">[SERWER] Odblokowano semafor 1</text:p>
      <text:p text:style-name="P38">[SERWER] Zblokowano semafor 2</text:p>
      <text:p text:style-name="P38">Czekam: 695000</text:p>
      <text:p text:style-name="P38">[SERWER] Odblokowano semafor 1</text:p>
      <text:p text:style-name="P38">[SERWER] Zblokowano semafor 2</text:p>
      <text:p text:style-name="P38">Czekam: 511564</text:p>
      <text:p text:style-name="P38">[SERWER] Odblokowano semafor 1</text:p>
      <text:p text:style-name="P38"><text:soft-page-break/>[SERWER] Zblokowano semafor 2</text:p>
      <text:p text:style-name="P38">Czekam: 967561</text:p>
      <text:p text:style-name="P38">[SERWER] Odblokowano semafor 1</text:p>
      <text:p text:style-name="P38">[SERWER] Zblokowano semafor 2</text:p>
      <text:p text:style-name="P38">Czekam: 239137</text:p>
      <text:p text:style-name="P38">[SERWER] Odblokowano semafor 1</text:p>
      <text:p text:style-name="P38">[SERWER] Zblokowano semafor 2</text:p>
      <text:p text:style-name="P38">Czekam: 905005</text:p>
      <text:p text:style-name="P38">[SERWER] Odblokowano semafor 1</text:p>
      <text:p text:style-name="P38">[SERWER] Zblokowano semafor 2</text:p>
      <text:p text:style-name="P38">Czekam: 651135</text:p>
      <text:p text:style-name="P38">[SERWER] Odblokowano semafor 1</text:p>
      <text:p text:style-name="P38">[SERWER] Zblokowano semafor 2</text:p>
      <text:p text:style-name="P38">Czekam: 208740</text:p>
      <text:p text:style-name="P38">[SERWER] Odblokowano semafor 1</text:p>
      <text:p text:style-name="P38">[SERWER] Zblokowano semafor 2</text:p>
      <text:p text:style-name="P38">Czekam: 166383</text:p>
      <text:p text:style-name="P38">[SERWER] Odblokowano semafor 1</text:p>
      <text:p text:style-name="P38">[SERWER] Zblokowano semafor 2</text:p>
      <text:p text:style-name="P38">Czekam: 966708</text:p>
      <text:p text:style-name="P38">[SERWER] Odblokowano semafor 1</text:p>
      <text:p text:style-name="P38">^C[SERWER] Zamykam serwer!</text:p>
      <text:p text:style-name="P38">[SERWER] Pomyslnie odlaczono pamiec dzielona!</text:p>
      <text:p text:style-name="P38">[SERWER] Pomyslnie usunieto zbior semaforow!</text:p>
      <text:p text:style-name="P38">[SERWER] Pomyslnie usunieto pamiec dzielona!</text:p>
      <text:p text:style-name="P38"/>
      <text:p text:style-name="P42">KLIENT 1:</text:p>
      <text:p text:style-name="P42"/>
      <text:p text:style-name="P39">[KLIENT] Utworzono pamiec dzielona!</text:p>
      <text:p text:style-name="P39">[KLIENT] Pomyslnie dolaczono pamiec dzielona!</text:p>
      <text:p text:style-name="P39">[KLIENT] Poprawnie utworzono zbior semaforow!</text:p>
      <text:p text:style-name="P39">[KLIENT] Odlokowano semafor 2</text:p>
      <text:p text:style-name="P39">[KLIENT] Zblokowano semafor 1</text:p>
      <text:p text:style-name="P39">Wartosc: 1</text:p>
      <text:p text:style-name="P39">[KLIENT] Odlokowano semafor 2</text:p>
      <text:p text:style-name="P39">[KLIENT] Zblokowano semafor 1</text:p>
      <text:p text:style-name="P39">Wartosc: 2</text:p>
      <text:p text:style-name="P39">[KLIENT] Odlokowano semafor 2</text:p>
      <text:p text:style-name="P39">[KLIENT] Zblokowano semafor 1</text:p>
      <text:p text:style-name="P39">Wartosc: 5</text:p>
      <text:p text:style-name="P39">[KLIENT] Odlokowano semafor 2</text:p>
      <text:p text:style-name="P39">[KLIENT] Zblokowano semafor 1</text:p>
      <text:p text:style-name="P39">Wartosc: 7</text:p>
      <text:p text:style-name="P39">[KLIENT] Odlokowano semafor 2</text:p>
      <text:p text:style-name="P39">[KLIENT] Zblokowano semafor 1</text:p>
      <text:p text:style-name="P39">Wartosc: 9</text:p>
      <text:p text:style-name="P39">[KLIENT] Odlokowano semafor 2</text:p>
      <text:p text:style-name="P39"><text:soft-page-break/>[KLIENT] Zblokowano semafor 1</text:p>
      <text:p text:style-name="P39">Wartosc: 11</text:p>
      <text:p text:style-name="P39">[KLIENT] Odlokowano semafor 2</text:p>
      <text:p text:style-name="P39">[KLIENT] Zblokowano semafor 1</text:p>
      <text:p text:style-name="P39">Wartosc: 13</text:p>
      <text:p text:style-name="P39">[KLIENT] Odlokowano semafor 2</text:p>
      <text:p text:style-name="P39">[KLIENT] Zblokowano semafor 1</text:p>
      <text:p text:style-name="P39">Wartosc: 15</text:p>
      <text:p text:style-name="P39">[KLIENT] Odlokowano semafor 2</text:p>
      <text:p text:style-name="P39">[KLIENT] Zblokowano semafor 1</text:p>
      <text:p text:style-name="P39">Wartosc: 17</text:p>
      <text:p text:style-name="P39">[KLIENT] Odlokowano semafor 2</text:p>
      <text:p text:style-name="P39">[KLIENT] Zblokowano semafor 1</text:p>
      <text:p text:style-name="P39">Wartosc: 19</text:p>
      <text:p text:style-name="P39">[KLIENT] Pomyslnie odlaczono pamiec dzielona!</text:p>
      <text:p text:style-name="P36"/>
      <text:p text:style-name="P42">KLIENT 2:</text:p>
      <text:p text:style-name="P42"/>
      <text:p text:style-name="P38">[KLIENT] Utworzono pamiec dzielona!</text:p>
      <text:p text:style-name="P38">[KLIENT] Pomyslnie dolaczono pamiec dzielona!</text:p>
      <text:p text:style-name="P38">[KLIENT] Poprawnie utworzono zbior semaforow!</text:p>
      <text:p text:style-name="P38">[KLIENT] Odlokowano semafor 2</text:p>
      <text:p text:style-name="P38">[KLIENT] Zblokowano semafor 1</text:p>
      <text:p text:style-name="P38">Wartosc: 3</text:p>
      <text:p text:style-name="P38">[KLIENT] Odlokowano semafor 2</text:p>
      <text:p text:style-name="P38">[KLIENT] Zblokowano semafor 1</text:p>
      <text:p text:style-name="P38">Wartosc: 4</text:p>
      <text:p text:style-name="P38">[KLIENT] Odlokowano semafor 2</text:p>
      <text:p text:style-name="P38">[KLIENT] Zblokowano semafor 1</text:p>
      <text:p text:style-name="P38">Wartosc: 6</text:p>
      <text:p text:style-name="P38">[KLIENT] Odlokowano semafor 2</text:p>
      <text:p text:style-name="P38">[KLIENT] Zblokowano semafor 1</text:p>
      <text:p text:style-name="P38">Wartosc: 8</text:p>
      <text:p text:style-name="P38">[KLIENT] Odlokowano semafor 2</text:p>
      <text:p text:style-name="P38">[KLIENT] Zblokowano semafor 1</text:p>
      <text:p text:style-name="P38">Wartosc: 10</text:p>
      <text:p text:style-name="P38">[KLIENT] Odlokowano semafor 2</text:p>
      <text:p text:style-name="P38">[KLIENT] Zblokowano semafor 1</text:p>
      <text:p text:style-name="P38">Wartosc: 12</text:p>
      <text:p text:style-name="P38">[KLIENT] Odlokowano semafor 2</text:p>
      <text:p text:style-name="P38">[KLIENT] Zblokowano semafor 1</text:p>
      <text:p text:style-name="P38">Wartosc: 14</text:p>
      <text:p text:style-name="P38">[KLIENT] Odlokowano semafor 2</text:p>
      <text:p text:style-name="P38">[KLIENT] Zblokowano semafor 1</text:p>
      <text:p text:style-name="P38">Wartosc: 16</text:p>
      <text:p text:style-name="P38">[KLIENT] Odlokowano semafor 2</text:p>
      <text:p text:style-name="P38">[KLIENT] Zblokowano semafor 1</text:p>
      <text:p text:style-name="P38"><text:soft-page-break/>Wartosc: 18</text:p>
      <text:p text:style-name="P38">[KLIENT] Odlokowano semafor 2</text:p>
      <text:p text:style-name="P38">[KLIENT] Zblokowano semafor 1</text:p>
      <text:p text:style-name="P38">Wartosc: 20</text:p>
      <text:p text:style-name="P38">[KLIENT] Pomyslnie odlaczono pamiec dzielona!</text:p>
      <text:p text:style-name="P38"/>
      <text:p text:style-name="P42">Pyt. Czy istnieje niebezpieczeństwo, że dwóch klientów dostanie tą samą liczbę?</text:p>
      <text:p text:style-name="P42">Odp.: <text:span text:style-name="T29"><text:s/></text:span><text:span text:style-name="T34">Klienci nie otrzymają tej samej liczby, ponieważ dostęp do pamięci wspólnej jest <text:tab/><text:tab/>synchronizowany za pomocą semaforów. </text:span></text:p>
      <text:p text:style-name="P40"/>
      <text:p text:style-name="P43">Wnioski.</text:p>
      <text:p text:style-name="P44"/>
      <text:p text:style-name="P41">Na laboratorium zapoznałem się z funkcjonalnością pamięci dzielonej. Poznałem sposób tworzenia <text:s/>pamięci, jej dołączania, odłączania oraz usuwania. Ponadto dzięki napisaniu programów klienta oraz serwera mogłem poznać dokładny schemat działania programów z dostępem synchronizowanym do pamięci wspólnej. Laboratorium nie sprawiło mi większych problemów. </text:p>
      <text:p text:style-name="P42"/>
      <text:p text:style-name="P36"/>
      <text:p text:style-name="P3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Verdana, Lucida, Helvetica, Arial, sans-serif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entury Schoolbook L" fo:font-family="'Century Schoolbook L'" style:font-family-generic="roman" style:font-pitch="variable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1-27T21:25:47.515665908</dc:date>
    <meta:print-date>2016-11-05T21:24:00Z</meta:print-date>
    <meta:editing-cycles>59</meta:editing-cycles>
    <meta:editing-duration>PT6H18M1S</meta:editing-duration>
    <meta:document-statistic meta:table-count="2" meta:image-count="0" meta:object-count="0" meta:page-count="13" meta:paragraph-count="484" meta:word-count="1528" meta:character-count="11846" meta:non-whitespace-character-count="10577"/>
    <meta:template xlink:type="simple" xlink:actuate="onRequest" xlink:title="" xlink:href="../../Pobrane/Sprawozdanie%20(1).odt/Normal.dotm"/>
  </office:meta>
</office:document-meta>
</file>